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5.098cm"/>
    </style:style>
    <style:style style:name="co2" style:family="table-column">
      <style:table-column-properties fo:break-before="auto" style:column-width="8.611cm"/>
    </style:style>
    <style:style style:name="co3" style:family="table-column">
      <style:table-column-properties fo:break-before="auto" style:column-width="11.601cm"/>
    </style:style>
    <style:style style:name="co4" style:family="table-column">
      <style:table-column-properties fo:break-before="auto" style:column-width="11.25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2"/>
        <table:table-column table:style-name="co5" table:default-cell-style-name="Default"/>
        <table:table-row table:style-name="ro1">
          <table:table-cell office:value-type="string" calcext:value-type="string">
            <text:p>-moz-osx-font-smoothing</text:p>
          </table:table-cell>
          <table:table-cell table:style-name="ce1" table:formula="of:=COM.MICROSOFT.CONCAT(&quot;--wf-&quot;;[.A1];&quot;: revert;&quot;)" office:value-type="string" office:string-value="--wf--moz-osx-font-smoothing: revert;" calcext:value-type="string">
            <text:p>--wf--moz-osx-font-smoothing: revert;</text:p>
          </table:table-cell>
          <table:table-cell table:style-name="ce1" table:formula="of:=COM.MICROSOFT.CONCAT([.A1];&quot;: var(--wf-&quot;;[.A1];&quot;);&quot;)" office:value-type="string" office:string-value="-moz-osx-font-smoothing: var(--wf--moz-osx-font-smoothing);" calcext:value-type="string">
            <text:p>-moz-osx-font-smoothing: var(--wf--moz-osx-font-smoothing);</text:p>
          </table:table-cell>
          <table:table-cell table:style-name="ce1" table:formula="of:=COM.MICROSOFT.CONCAT([.A1];&quot;: var(--wf-&quot;;[.A1];&quot;) !important;&quot;)" office:value-type="string" office:string-value="-moz-osx-font-smoothing: var(--wf--moz-osx-font-smoothing) !important;" calcext:value-type="string">
            <text:p>-moz-osx-font-smoothing: var(--wf--moz-osx-font-smoothing) !important;</text:p>
          </table:table-cell>
          <table:table-cell table:style-name="Default"/>
          <table:table-cell table:style-name="ce1"/>
        </table:table-row>
        <table:table-row table:style-name="ro1">
          <table:table-cell office:value-type="string" calcext:value-type="string">
            <text:p>-webkit-font-smoothing</text:p>
          </table:table-cell>
          <table:table-cell table:style-name="ce1" table:formula="of:=COM.MICROSOFT.CONCAT(&quot;--wf-&quot;;[.A2];&quot;: revert;&quot;)" office:value-type="string" office:string-value="--wf--webkit-font-smoothing: revert;" calcext:value-type="string">
            <text:p>--wf--webkit-font-smoothing: revert;</text:p>
          </table:table-cell>
          <table:table-cell table:style-name="ce1" table:formula="of:=COM.MICROSOFT.CONCAT([.A2];&quot;: var(--wf-&quot;;[.A2];&quot;);&quot;)" office:value-type="string" office:string-value="-webkit-font-smoothing: var(--wf--webkit-font-smoothing);" calcext:value-type="string">
            <text:p>-webkit-font-smoothing: var(--wf--webkit-font-smoothing);</text:p>
          </table:table-cell>
          <table:table-cell table:style-name="ce1" table:formula="of:=COM.MICROSOFT.CONCAT([.A2];&quot;: var(--wf-&quot;;[.A2];&quot;) !important;&quot;)" office:value-type="string" office:string-value="-webkit-font-smoothing: var(--wf--webkit-font-smoothing) !important;" calcext:value-type="string">
            <text:p>-webkit-font-smoothing: var(--wf--webkit-font-smoothing) !important;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animation-delay</text:p>
          </table:table-cell>
          <table:table-cell table:style-name="ce1" table:formula="of:=COM.MICROSOFT.CONCAT(&quot;--wf-&quot;;[.A3];&quot;: revert;&quot;)" office:value-type="string" office:string-value="--wf-animation-delay: revert;" calcext:value-type="string">
            <text:p>--wf-animation-delay: revert;</text:p>
          </table:table-cell>
          <table:table-cell table:style-name="ce1" table:formula="of:=COM.MICROSOFT.CONCAT([.A3];&quot;: var(--wf-&quot;;[.A3];&quot;);&quot;)" office:value-type="string" office:string-value="animation-delay: var(--wf-animation-delay);" calcext:value-type="string">
            <text:p>animation-delay: var(--wf-animation-delay);</text:p>
          </table:table-cell>
          <table:table-cell table:style-name="ce1" table:formula="of:=COM.MICROSOFT.CONCAT([.A3];&quot;: var(--wf-&quot;;[.A3];&quot;) !important;&quot;)" office:value-type="string" office:string-value="animation-delay: var(--wf-animation-delay) !important;" calcext:value-type="string">
            <text:p>animation-delay: var(--wf-animation-delay) !important;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animation-direction</text:p>
          </table:table-cell>
          <table:table-cell table:style-name="ce1" table:formula="of:=COM.MICROSOFT.CONCAT(&quot;--wf-&quot;;[.A4];&quot;: revert;&quot;)" office:value-type="string" office:string-value="--wf-animation-direction: revert;" calcext:value-type="string">
            <text:p>--wf-animation-direction: revert;</text:p>
          </table:table-cell>
          <table:table-cell table:style-name="ce1" table:formula="of:=COM.MICROSOFT.CONCAT([.A4];&quot;: var(--wf-&quot;;[.A4];&quot;);&quot;)" office:value-type="string" office:string-value="animation-direction: var(--wf-animation-direction);" calcext:value-type="string">
            <text:p>animation-direction: var(--wf-animation-direction);</text:p>
          </table:table-cell>
          <table:table-cell table:style-name="ce1" table:formula="of:=COM.MICROSOFT.CONCAT([.A4];&quot;: var(--wf-&quot;;[.A4];&quot;) !important;&quot;)" office:value-type="string" office:string-value="animation-direction: var(--wf-animation-direction) !important;" calcext:value-type="string">
            <text:p>animation-direction: var(--wf-animation-direction) !important;</text:p>
          </table:table-cell>
          <table:table-cell table:style-name="Default"/>
          <table:table-cell table:style-name="ce1"/>
        </table:table-row>
        <table:table-row table:style-name="ro1">
          <table:table-cell office:value-type="string" calcext:value-type="string">
            <text:p>animation-duration</text:p>
          </table:table-cell>
          <table:table-cell table:style-name="ce1" table:formula="of:=COM.MICROSOFT.CONCAT(&quot;--wf-&quot;;[.A5];&quot;: revert;&quot;)" office:value-type="string" office:string-value="--wf-animation-duration: revert;" calcext:value-type="string">
            <text:p>--wf-animation-duration: revert;</text:p>
          </table:table-cell>
          <table:table-cell table:style-name="ce1" table:formula="of:=COM.MICROSOFT.CONCAT([.A5];&quot;: var(--wf-&quot;;[.A5];&quot;);&quot;)" office:value-type="string" office:string-value="animation-duration: var(--wf-animation-duration);" calcext:value-type="string">
            <text:p>animation-duration: var(--wf-animation-duration);</text:p>
          </table:table-cell>
          <table:table-cell table:style-name="ce1" table:formula="of:=COM.MICROSOFT.CONCAT([.A5];&quot;: var(--wf-&quot;;[.A5];&quot;) !important;&quot;)" office:value-type="string" office:string-value="animation-duration: var(--wf-animation-duration) !important;" calcext:value-type="string">
            <text:p>animation-duration: var(--wf-animation-duration) !important;</text:p>
          </table:table-cell>
          <table:table-cell table:style-name="Default"/>
          <table:table-cell table:style-name="ce1"/>
        </table:table-row>
        <table:table-row table:style-name="ro1">
          <table:table-cell office:value-type="string" calcext:value-type="string">
            <text:p>animation-fill-mode</text:p>
          </table:table-cell>
          <table:table-cell table:style-name="ce1" table:formula="of:=COM.MICROSOFT.CONCAT(&quot;--wf-&quot;;[.A6];&quot;: revert;&quot;)" office:value-type="string" office:string-value="--wf-animation-fill-mode: revert;" calcext:value-type="string">
            <text:p>--wf-animation-fill-mode: revert;</text:p>
          </table:table-cell>
          <table:table-cell table:style-name="ce1" table:formula="of:=COM.MICROSOFT.CONCAT([.A6];&quot;: var(--wf-&quot;;[.A6];&quot;);&quot;)" office:value-type="string" office:string-value="animation-fill-mode: var(--wf-animation-fill-mode);" calcext:value-type="string">
            <text:p>animation-fill-mode: var(--wf-animation-fill-mode);</text:p>
          </table:table-cell>
          <table:table-cell table:style-name="ce1" table:formula="of:=COM.MICROSOFT.CONCAT([.A6];&quot;: var(--wf-&quot;;[.A6];&quot;) !important;&quot;)" office:value-type="string" office:string-value="animation-fill-mode: var(--wf-animation-fill-mode) !important;" calcext:value-type="string">
            <text:p>animation-fill-mode: var(--wf-animation-fill-mode) !important;</text:p>
          </table:table-cell>
          <table:table-cell table:style-name="Default"/>
          <table:table-cell table:style-name="ce1"/>
        </table:table-row>
        <table:table-row table:style-name="ro1">
          <table:table-cell office:value-type="string" calcext:value-type="string">
            <text:p>animation-iteration-count</text:p>
          </table:table-cell>
          <table:table-cell table:style-name="ce1" table:formula="of:=COM.MICROSOFT.CONCAT(&quot;--wf-&quot;;[.A7];&quot;: revert;&quot;)" office:value-type="string" office:string-value="--wf-animation-iteration-count: revert;" calcext:value-type="string">
            <text:p>--wf-animation-iteration-count: revert;</text:p>
          </table:table-cell>
          <table:table-cell table:style-name="ce1" table:formula="of:=COM.MICROSOFT.CONCAT([.A7];&quot;: var(--wf-&quot;;[.A7];&quot;);&quot;)" office:value-type="string" office:string-value="animation-iteration-count: var(--wf-animation-iteration-count);" calcext:value-type="string">
            <text:p>animation-iteration-count: var(--wf-animation-iteration-count);</text:p>
          </table:table-cell>
          <table:table-cell table:style-name="ce1" table:formula="of:=COM.MICROSOFT.CONCAT([.A7];&quot;: var(--wf-&quot;;[.A7];&quot;) !important;&quot;)" office:value-type="string" office:string-value="animation-iteration-count: var(--wf-animation-iteration-count) !important;" calcext:value-type="string">
            <text:p>animation-iteration-count: var(--wf-animation-iteration-count) !important;</text:p>
          </table:table-cell>
          <table:table-cell table:style-name="Default"/>
          <table:table-cell table:style-name="ce1"/>
        </table:table-row>
        <table:table-row table:style-name="ro1">
          <table:table-cell office:value-type="string" calcext:value-type="string">
            <text:p>animation-name</text:p>
          </table:table-cell>
          <table:table-cell table:style-name="ce1" table:formula="of:=COM.MICROSOFT.CONCAT(&quot;--wf-&quot;;[.A8];&quot;: revert;&quot;)" office:value-type="string" office:string-value="--wf-animation-name: revert;" calcext:value-type="string">
            <text:p>--wf-animation-name: revert;</text:p>
          </table:table-cell>
          <table:table-cell table:style-name="ce1" table:formula="of:=COM.MICROSOFT.CONCAT([.A8];&quot;: var(--wf-&quot;;[.A8];&quot;);&quot;)" office:value-type="string" office:string-value="animation-name: var(--wf-animation-name);" calcext:value-type="string">
            <text:p>animation-name: var(--wf-animation-name);</text:p>
          </table:table-cell>
          <table:table-cell table:style-name="ce1" table:formula="of:=COM.MICROSOFT.CONCAT([.A8];&quot;: var(--wf-&quot;;[.A8];&quot;) !important;&quot;)" office:value-type="string" office:string-value="animation-name: var(--wf-animation-name) !important;" calcext:value-type="string">
            <text:p>animation-name: var(--wf-animation-name) !important;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animation-play-state</text:p>
          </table:table-cell>
          <table:table-cell table:style-name="ce1" table:formula="of:=COM.MICROSOFT.CONCAT(&quot;--wf-&quot;;[.A9];&quot;: revert;&quot;)" office:value-type="string" office:string-value="--wf-animation-play-state: revert;" calcext:value-type="string">
            <text:p>--wf-animation-play-state: revert;</text:p>
          </table:table-cell>
          <table:table-cell table:style-name="ce1" table:formula="of:=COM.MICROSOFT.CONCAT([.A9];&quot;: var(--wf-&quot;;[.A9];&quot;);&quot;)" office:value-type="string" office:string-value="animation-play-state: var(--wf-animation-play-state);" calcext:value-type="string">
            <text:p>animation-play-state: var(--wf-animation-play-state);</text:p>
          </table:table-cell>
          <table:table-cell table:style-name="ce1" table:formula="of:=COM.MICROSOFT.CONCAT([.A9];&quot;: var(--wf-&quot;;[.A9];&quot;) !important;&quot;)" office:value-type="string" office:string-value="animation-play-state: var(--wf-animation-play-state) !important;" calcext:value-type="string">
            <text:p>animation-play-state: var(--wf-animation-play-state) !important;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animation-range-end</text:p>
          </table:table-cell>
          <table:table-cell table:style-name="ce1" table:formula="of:=COM.MICROSOFT.CONCAT(&quot;--wf-&quot;;[.A10];&quot;: revert;&quot;)" office:value-type="string" office:string-value="--wf-animation-range-end: revert;" calcext:value-type="string">
            <text:p>--wf-animation-range-end: revert;</text:p>
          </table:table-cell>
          <table:table-cell table:style-name="ce1" table:formula="of:=COM.MICROSOFT.CONCAT([.A10];&quot;: var(--wf-&quot;;[.A10];&quot;);&quot;)" office:value-type="string" office:string-value="animation-range-end: var(--wf-animation-range-end);" calcext:value-type="string">
            <text:p>animation-range-end: var(--wf-animation-range-end);</text:p>
          </table:table-cell>
          <table:table-cell table:style-name="ce1" table:formula="of:=COM.MICROSOFT.CONCAT([.A10];&quot;: var(--wf-&quot;;[.A10];&quot;) !important;&quot;)" office:value-type="string" office:string-value="animation-range-end: var(--wf-animation-range-end) !important;" calcext:value-type="string">
            <text:p>animation-range-end: var(--wf-animation-range-end) !important;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animation-range-start</text:p>
          </table:table-cell>
          <table:table-cell table:style-name="ce1" table:formula="of:=COM.MICROSOFT.CONCAT(&quot;--wf-&quot;;[.A11];&quot;: revert;&quot;)" office:value-type="string" office:string-value="--wf-animation-range-start: revert;" calcext:value-type="string">
            <text:p>--wf-animation-range-start: revert;</text:p>
          </table:table-cell>
          <table:table-cell table:style-name="ce1" table:formula="of:=COM.MICROSOFT.CONCAT([.A11];&quot;: var(--wf-&quot;;[.A11];&quot;);&quot;)" office:value-type="string" office:string-value="animation-range-start: var(--wf-animation-range-start);" calcext:value-type="string">
            <text:p>animation-range-start: var(--wf-animation-range-start);</text:p>
          </table:table-cell>
          <table:table-cell table:style-name="ce1" table:formula="of:=COM.MICROSOFT.CONCAT([.A11];&quot;: var(--wf-&quot;;[.A11];&quot;) !important;&quot;)" office:value-type="string" office:string-value="animation-range-start: var(--wf-animation-range-start) !important;" calcext:value-type="string">
            <text:p>animation-range-start: var(--wf-animation-range-start) !important;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animation-timeline</text:p>
          </table:table-cell>
          <table:table-cell table:style-name="ce1" table:formula="of:=COM.MICROSOFT.CONCAT(&quot;--wf-&quot;;[.A12];&quot;: revert;&quot;)" office:value-type="string" office:string-value="--wf-animation-timeline: revert;" calcext:value-type="string">
            <text:p>--wf-animation-timeline: revert;</text:p>
          </table:table-cell>
          <table:table-cell table:style-name="ce1" table:formula="of:=COM.MICROSOFT.CONCAT([.A12];&quot;: var(--wf-&quot;;[.A12];&quot;);&quot;)" office:value-type="string" office:string-value="animation-timeline: var(--wf-animation-timeline);" calcext:value-type="string">
            <text:p>animation-timeline: var(--wf-animation-timeline);</text:p>
          </table:table-cell>
          <table:table-cell table:style-name="ce1" table:formula="of:=COM.MICROSOFT.CONCAT([.A12];&quot;: var(--wf-&quot;;[.A12];&quot;) !important;&quot;)" office:value-type="string" office:string-value="animation-timeline: var(--wf-animation-timeline) !important;" calcext:value-type="string">
            <text:p>animation-timeline: var(--wf-animation-timeline) !important;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animation-timing-function</text:p>
          </table:table-cell>
          <table:table-cell table:style-name="ce1" table:formula="of:=COM.MICROSOFT.CONCAT(&quot;--wf-&quot;;[.A13];&quot;: revert;&quot;)" office:value-type="string" office:string-value="--wf-animation-timing-function: revert;" calcext:value-type="string">
            <text:p>--wf-animation-timing-function: revert;</text:p>
          </table:table-cell>
          <table:table-cell table:style-name="ce1" table:formula="of:=COM.MICROSOFT.CONCAT([.A13];&quot;: var(--wf-&quot;;[.A13];&quot;);&quot;)" office:value-type="string" office:string-value="animation-timing-function: var(--wf-animation-timing-function);" calcext:value-type="string">
            <text:p>animation-timing-function: var(--wf-animation-timing-function);</text:p>
          </table:table-cell>
          <table:table-cell table:style-name="ce1" table:formula="of:=COM.MICROSOFT.CONCAT([.A13];&quot;: var(--wf-&quot;;[.A13];&quot;) !important;&quot;)" office:value-type="string" office:string-value="animation-timing-function: var(--wf-animation-timing-function) !important;" calcext:value-type="string">
            <text:p>animation-timing-function: var(--wf-animation-timing-function) !important;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background-attachment</text:p>
          </table:table-cell>
          <table:table-cell table:style-name="ce1" table:formula="of:=COM.MICROSOFT.CONCAT(&quot;--wf-&quot;;[.A14];&quot;: revert;&quot;)" office:value-type="string" office:string-value="--wf-background-attachment: revert;" calcext:value-type="string">
            <text:p>--wf-background-attachment: revert;</text:p>
          </table:table-cell>
          <table:table-cell table:style-name="ce1" table:formula="of:=COM.MICROSOFT.CONCAT([.A14];&quot;: var(--wf-&quot;;[.A14];&quot;);&quot;)" office:value-type="string" office:string-value="background-attachment: var(--wf-background-attachment);" calcext:value-type="string">
            <text:p>background-attachment: var(--wf-background-attachment);</text:p>
          </table:table-cell>
          <table:table-cell table:style-name="ce1" table:formula="of:=COM.MICROSOFT.CONCAT([.A14];&quot;: var(--wf-&quot;;[.A14];&quot;) !important;&quot;)" office:value-type="string" office:string-value="background-attachment: var(--wf-background-attachment) !important;" calcext:value-type="string">
            <text:p>background-attachment: var(--wf-background-attachment) !important;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background-blend-mode</text:p>
          </table:table-cell>
          <table:table-cell table:style-name="ce1" table:formula="of:=COM.MICROSOFT.CONCAT(&quot;--wf-&quot;;[.A15];&quot;: revert;&quot;)" office:value-type="string" office:string-value="--wf-background-blend-mode: revert;" calcext:value-type="string">
            <text:p>--wf-background-blend-mode: revert;</text:p>
          </table:table-cell>
          <table:table-cell table:style-name="ce1" table:formula="of:=COM.MICROSOFT.CONCAT([.A15];&quot;: var(--wf-&quot;;[.A15];&quot;);&quot;)" office:value-type="string" office:string-value="background-blend-mode: var(--wf-background-blend-mode);" calcext:value-type="string">
            <text:p>background-blend-mode: var(--wf-background-blend-mode);</text:p>
          </table:table-cell>
          <table:table-cell table:style-name="ce1" table:formula="of:=COM.MICROSOFT.CONCAT([.A15];&quot;: var(--wf-&quot;;[.A15];&quot;) !important;&quot;)" office:value-type="string" office:string-value="background-blend-mode: var(--wf-background-blend-mode) !important;" calcext:value-type="string">
            <text:p>background-blend-mode: var(--wf-background-blend-mode) !important;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background-clip</text:p>
          </table:table-cell>
          <table:table-cell table:style-name="ce1" table:formula="of:=COM.MICROSOFT.CONCAT(&quot;--wf-&quot;;[.A16];&quot;: revert;&quot;)" office:value-type="string" office:string-value="--wf-background-clip: revert;" calcext:value-type="string">
            <text:p>--wf-background-clip: revert;</text:p>
          </table:table-cell>
          <table:table-cell table:style-name="ce1" table:formula="of:=COM.MICROSOFT.CONCAT([.A16];&quot;: var(--wf-&quot;;[.A16];&quot;);&quot;)" office:value-type="string" office:string-value="background-clip: var(--wf-background-clip);" calcext:value-type="string">
            <text:p>background-clip: var(--wf-background-clip);</text:p>
          </table:table-cell>
          <table:table-cell table:style-name="ce1" table:formula="of:=COM.MICROSOFT.CONCAT([.A16];&quot;: var(--wf-&quot;;[.A16];&quot;) !important;&quot;)" office:value-type="string" office:string-value="background-clip: var(--wf-background-clip) !important;" calcext:value-type="string">
            <text:p>background-clip: var(--wf-background-clip) !important;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background-color</text:p>
          </table:table-cell>
          <table:table-cell table:style-name="ce1" table:formula="of:=COM.MICROSOFT.CONCAT(&quot;--wf-&quot;;[.A17];&quot;: revert;&quot;)" office:value-type="string" office:string-value="--wf-background-color: revert;" calcext:value-type="string">
            <text:p>--wf-background-color: revert;</text:p>
          </table:table-cell>
          <table:table-cell table:style-name="ce1" table:formula="of:=COM.MICROSOFT.CONCAT([.A17];&quot;: var(--wf-&quot;;[.A17];&quot;);&quot;)" office:value-type="string" office:string-value="background-color: var(--wf-background-color);" calcext:value-type="string">
            <text:p>background-color: var(--wf-background-color);</text:p>
          </table:table-cell>
          <table:table-cell table:style-name="ce1" table:formula="of:=COM.MICROSOFT.CONCAT([.A17];&quot;: var(--wf-&quot;;[.A17];&quot;) !important;&quot;)" office:value-type="string" office:string-value="background-color: var(--wf-background-color) !important;" calcext:value-type="string">
            <text:p>background-color: var(--wf-background-color) !important;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background-image</text:p>
          </table:table-cell>
          <table:table-cell table:style-name="ce1" table:formula="of:=COM.MICROSOFT.CONCAT(&quot;--wf-&quot;;[.A18];&quot;: revert;&quot;)" office:value-type="string" office:string-value="--wf-background-image: revert;" calcext:value-type="string">
            <text:p>--wf-background-image: revert;</text:p>
          </table:table-cell>
          <table:table-cell table:style-name="ce1" table:formula="of:=COM.MICROSOFT.CONCAT([.A18];&quot;: var(--wf-&quot;;[.A18];&quot;);&quot;)" office:value-type="string" office:string-value="background-image: var(--wf-background-image);" calcext:value-type="string">
            <text:p>background-image: var(--wf-background-image);</text:p>
          </table:table-cell>
          <table:table-cell table:style-name="ce1" table:formula="of:=COM.MICROSOFT.CONCAT([.A18];&quot;: var(--wf-&quot;;[.A18];&quot;) !important;&quot;)" office:value-type="string" office:string-value="background-image: var(--wf-background-image) !important;" calcext:value-type="string">
            <text:p>background-image: var(--wf-background-image) !important;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background-origin</text:p>
          </table:table-cell>
          <table:table-cell table:style-name="ce1" table:formula="of:=COM.MICROSOFT.CONCAT(&quot;--wf-&quot;;[.A19];&quot;: revert;&quot;)" office:value-type="string" office:string-value="--wf-background-origin: revert;" calcext:value-type="string">
            <text:p>--wf-background-origin: revert;</text:p>
          </table:table-cell>
          <table:table-cell table:style-name="ce1" table:formula="of:=COM.MICROSOFT.CONCAT([.A19];&quot;: var(--wf-&quot;;[.A19];&quot;);&quot;)" office:value-type="string" office:string-value="background-origin: var(--wf-background-origin);" calcext:value-type="string">
            <text:p>background-origin: var(--wf-background-origin);</text:p>
          </table:table-cell>
          <table:table-cell table:style-name="ce1" table:formula="of:=COM.MICROSOFT.CONCAT([.A19];&quot;: var(--wf-&quot;;[.A19];&quot;) !important;&quot;)" office:value-type="string" office:string-value="background-origin: var(--wf-background-origin) !important;" calcext:value-type="string">
            <text:p>background-origin: var(--wf-background-origin) !important;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background-position-x</text:p>
          </table:table-cell>
          <table:table-cell table:style-name="ce1" table:formula="of:=COM.MICROSOFT.CONCAT(&quot;--wf-&quot;;[.A20];&quot;: revert;&quot;)" office:value-type="string" office:string-value="--wf-background-position-x: revert;" calcext:value-type="string">
            <text:p>--wf-background-position-x: revert;</text:p>
          </table:table-cell>
          <table:table-cell table:style-name="ce1" table:formula="of:=COM.MICROSOFT.CONCAT([.A20];&quot;: var(--wf-&quot;;[.A20];&quot;);&quot;)" office:value-type="string" office:string-value="background-position-x: var(--wf-background-position-x);" calcext:value-type="string">
            <text:p>background-position-x: var(--wf-background-position-x);</text:p>
          </table:table-cell>
          <table:table-cell table:style-name="ce1" table:formula="of:=COM.MICROSOFT.CONCAT([.A20];&quot;: var(--wf-&quot;;[.A20];&quot;) !important;&quot;)" office:value-type="string" office:string-value="background-position-x: var(--wf-background-position-x) !important;" calcext:value-type="string">
            <text:p>background-position-x: var(--wf-background-position-x) !important;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background-position-y</text:p>
          </table:table-cell>
          <table:table-cell table:style-name="ce1" table:formula="of:=COM.MICROSOFT.CONCAT(&quot;--wf-&quot;;[.A21];&quot;: revert;&quot;)" office:value-type="string" office:string-value="--wf-background-position-y: revert;" calcext:value-type="string">
            <text:p>--wf-background-position-y: revert;</text:p>
          </table:table-cell>
          <table:table-cell table:style-name="ce1" table:formula="of:=COM.MICROSOFT.CONCAT([.A21];&quot;: var(--wf-&quot;;[.A21];&quot;);&quot;)" office:value-type="string" office:string-value="background-position-y: var(--wf-background-position-y);" calcext:value-type="string">
            <text:p>background-position-y: var(--wf-background-position-y);</text:p>
          </table:table-cell>
          <table:table-cell table:style-name="ce1" table:formula="of:=COM.MICROSOFT.CONCAT([.A21];&quot;: var(--wf-&quot;;[.A21];&quot;) !important;&quot;)" office:value-type="string" office:string-value="background-position-y: var(--wf-background-position-y) !important;" calcext:value-type="string">
            <text:p>background-position-y: var(--wf-background-position-y) !important;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background-repeat-x</text:p>
          </table:table-cell>
          <table:table-cell table:style-name="ce1" table:formula="of:=COM.MICROSOFT.CONCAT(&quot;--wf-&quot;;[.A22];&quot;: revert;&quot;)" office:value-type="string" office:string-value="--wf-background-repeat-x: revert;" calcext:value-type="string">
            <text:p>--wf-background-repeat-x: revert;</text:p>
          </table:table-cell>
          <table:table-cell table:style-name="ce1" table:formula="of:=COM.MICROSOFT.CONCAT([.A22];&quot;: var(--wf-&quot;;[.A22];&quot;);&quot;)" office:value-type="string" office:string-value="background-repeat-x: var(--wf-background-repeat-x);" calcext:value-type="string">
            <text:p>background-repeat-x: var(--wf-background-repeat-x);</text:p>
          </table:table-cell>
          <table:table-cell table:style-name="ce1" table:formula="of:=COM.MICROSOFT.CONCAT([.A22];&quot;: var(--wf-&quot;;[.A22];&quot;) !important;&quot;)" office:value-type="string" office:string-value="background-repeat-x: var(--wf-background-repeat-x) !important;" calcext:value-type="string">
            <text:p>background-repeat-x: var(--wf-background-repeat-x) !important;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background-repeat-y</text:p>
          </table:table-cell>
          <table:table-cell table:style-name="ce1" table:formula="of:=COM.MICROSOFT.CONCAT(&quot;--wf-&quot;;[.A23];&quot;: revert;&quot;)" office:value-type="string" office:string-value="--wf-background-repeat-y: revert;" calcext:value-type="string">
            <text:p>--wf-background-repeat-y: revert;</text:p>
          </table:table-cell>
          <table:table-cell table:style-name="ce1" table:formula="of:=COM.MICROSOFT.CONCAT([.A23];&quot;: var(--wf-&quot;;[.A23];&quot;);&quot;)" office:value-type="string" office:string-value="background-repeat-y: var(--wf-background-repeat-y);" calcext:value-type="string">
            <text:p>background-repeat-y: var(--wf-background-repeat-y);</text:p>
          </table:table-cell>
          <table:table-cell table:style-name="ce1" table:formula="of:=COM.MICROSOFT.CONCAT([.A23];&quot;: var(--wf-&quot;;[.A23];&quot;) !important;&quot;)" office:value-type="string" office:string-value="background-repeat-y: var(--wf-background-repeat-y) !important;" calcext:value-type="string">
            <text:p>background-repeat-y: var(--wf-background-repeat-y) !important;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background-size</text:p>
          </table:table-cell>
          <table:table-cell table:style-name="ce1" table:formula="of:=COM.MICROSOFT.CONCAT(&quot;--wf-&quot;;[.A24];&quot;: revert;&quot;)" office:value-type="string" office:string-value="--wf-background-size: revert;" calcext:value-type="string">
            <text:p>--wf-background-size: revert;</text:p>
          </table:table-cell>
          <table:table-cell table:style-name="ce1" table:formula="of:=COM.MICROSOFT.CONCAT([.A24];&quot;: var(--wf-&quot;;[.A24];&quot;);&quot;)" office:value-type="string" office:string-value="background-size: var(--wf-background-size);" calcext:value-type="string">
            <text:p>background-size: var(--wf-background-size);</text:p>
          </table:table-cell>
          <table:table-cell table:style-name="ce1" table:formula="of:=COM.MICROSOFT.CONCAT([.A24];&quot;: var(--wf-&quot;;[.A24];&quot;) !important;&quot;)" office:value-type="string" office:string-value="background-size: var(--wf-background-size) !important;" calcext:value-type="string">
            <text:p>background-size: var(--wf-background-size) !important;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border-bottom-color</text:p>
          </table:table-cell>
          <table:table-cell table:style-name="ce1" table:formula="of:=COM.MICROSOFT.CONCAT(&quot;--wf-&quot;;[.A25];&quot;: revert;&quot;)" office:value-type="string" office:string-value="--wf-border-bottom-color: revert;" calcext:value-type="string">
            <text:p>--wf-border-bottom-color: revert;</text:p>
          </table:table-cell>
          <table:table-cell table:style-name="ce1" table:formula="of:=COM.MICROSOFT.CONCAT([.A25];&quot;: var(--wf-&quot;;[.A25];&quot;);&quot;)" office:value-type="string" office:string-value="border-bottom-color: var(--wf-border-bottom-color);" calcext:value-type="string">
            <text:p>border-bottom-color: var(--wf-border-bottom-color);</text:p>
          </table:table-cell>
          <table:table-cell table:style-name="ce1" table:formula="of:=COM.MICROSOFT.CONCAT([.A25];&quot;: var(--wf-&quot;;[.A25];&quot;) !important;&quot;)" office:value-type="string" office:string-value="border-bottom-color: var(--wf-border-bottom-color) !important;" calcext:value-type="string">
            <text:p>border-bottom-color: var(--wf-border-bottom-color) !important;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border-bottom-left-radius</text:p>
          </table:table-cell>
          <table:table-cell table:style-name="ce1" table:formula="of:=COM.MICROSOFT.CONCAT(&quot;--wf-&quot;;[.A26];&quot;: revert;&quot;)" office:value-type="string" office:string-value="--wf-border-bottom-left-radius: revert;" calcext:value-type="string">
            <text:p>--wf-border-bottom-left-radius: revert;</text:p>
          </table:table-cell>
          <table:table-cell table:style-name="ce1" table:formula="of:=COM.MICROSOFT.CONCAT([.A26];&quot;: var(--wf-&quot;;[.A26];&quot;);&quot;)" office:value-type="string" office:string-value="border-bottom-left-radius: var(--wf-border-bottom-left-radius);" calcext:value-type="string">
            <text:p>border-bottom-left-radius: var(--wf-border-bottom-left-radius);</text:p>
          </table:table-cell>
          <table:table-cell table:style-name="ce1" table:formula="of:=COM.MICROSOFT.CONCAT([.A26];&quot;: var(--wf-&quot;;[.A26];&quot;) !important;&quot;)" office:value-type="string" office:string-value="border-bottom-left-radius: var(--wf-border-bottom-left-radius) !important;" calcext:value-type="string">
            <text:p>border-bottom-left-radius: var(--wf-border-bottom-left-radius) !important;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border-bottom-right-radius</text:p>
          </table:table-cell>
          <table:table-cell table:style-name="ce1" table:formula="of:=COM.MICROSOFT.CONCAT(&quot;--wf-&quot;;[.A27];&quot;: revert;&quot;)" office:value-type="string" office:string-value="--wf-border-bottom-right-radius: revert;" calcext:value-type="string">
            <text:p>--wf-border-bottom-right-radius: revert;</text:p>
          </table:table-cell>
          <table:table-cell table:style-name="ce1" table:formula="of:=COM.MICROSOFT.CONCAT([.A27];&quot;: var(--wf-&quot;;[.A27];&quot;);&quot;)" office:value-type="string" office:string-value="border-bottom-right-radius: var(--wf-border-bottom-right-radius);" calcext:value-type="string">
            <text:p>border-bottom-right-radius: var(--wf-border-bottom-right-radius);</text:p>
          </table:table-cell>
          <table:table-cell table:style-name="ce1" table:formula="of:=COM.MICROSOFT.CONCAT([.A27];&quot;: var(--wf-&quot;;[.A27];&quot;) !important;&quot;)" office:value-type="string" office:string-value="border-bottom-right-radius: var(--wf-border-bottom-right-radius) !important;" calcext:value-type="string">
            <text:p>border-bottom-right-radius: var(--wf-border-bottom-right-radius) !important;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border-bottom-style</text:p>
          </table:table-cell>
          <table:table-cell table:style-name="ce1" table:formula="of:=COM.MICROSOFT.CONCAT(&quot;--wf-&quot;;[.A28];&quot;: revert;&quot;)" office:value-type="string" office:string-value="--wf-border-bottom-style: revert;" calcext:value-type="string">
            <text:p>--wf-border-bottom-style: revert;</text:p>
          </table:table-cell>
          <table:table-cell table:style-name="ce1" table:formula="of:=COM.MICROSOFT.CONCAT([.A28];&quot;: var(--wf-&quot;;[.A28];&quot;);&quot;)" office:value-type="string" office:string-value="border-bottom-style: var(--wf-border-bottom-style);" calcext:value-type="string">
            <text:p>border-bottom-style: var(--wf-border-bottom-style);</text:p>
          </table:table-cell>
          <table:table-cell table:style-name="ce1" table:formula="of:=COM.MICROSOFT.CONCAT([.A28];&quot;: var(--wf-&quot;;[.A28];&quot;) !important;&quot;)" office:value-type="string" office:string-value="border-bottom-style: var(--wf-border-bottom-style) !important;" calcext:value-type="string">
            <text:p>border-bottom-style: var(--wf-border-bottom-style) !important;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border-bottom-width</text:p>
          </table:table-cell>
          <table:table-cell table:style-name="ce1" table:formula="of:=COM.MICROSOFT.CONCAT(&quot;--wf-&quot;;[.A29];&quot;: revert;&quot;)" office:value-type="string" office:string-value="--wf-border-bottom-width: revert;" calcext:value-type="string">
            <text:p>--wf-border-bottom-width: revert;</text:p>
          </table:table-cell>
          <table:table-cell table:style-name="ce1" table:formula="of:=COM.MICROSOFT.CONCAT([.A29];&quot;: var(--wf-&quot;;[.A29];&quot;);&quot;)" office:value-type="string" office:string-value="border-bottom-width: var(--wf-border-bottom-width);" calcext:value-type="string">
            <text:p>border-bottom-width: var(--wf-border-bottom-width);</text:p>
          </table:table-cell>
          <table:table-cell table:style-name="ce1" table:formula="of:=COM.MICROSOFT.CONCAT([.A29];&quot;: var(--wf-&quot;;[.A29];&quot;) !important;&quot;)" office:value-type="string" office:string-value="border-bottom-width: var(--wf-border-bottom-width) !important;" calcext:value-type="string">
            <text:p>border-bottom-width: var(--wf-border-bottom-width) !important;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border-collapse</text:p>
          </table:table-cell>
          <table:table-cell table:style-name="ce1" table:formula="of:=COM.MICROSOFT.CONCAT(&quot;--wf-&quot;;[.A30];&quot;: revert;&quot;)" office:value-type="string" office:string-value="--wf-border-collapse: revert;" calcext:value-type="string">
            <text:p>--wf-border-collapse: revert;</text:p>
          </table:table-cell>
          <table:table-cell table:style-name="ce1" table:formula="of:=COM.MICROSOFT.CONCAT([.A30];&quot;: var(--wf-&quot;;[.A30];&quot;);&quot;)" office:value-type="string" office:string-value="border-collapse: var(--wf-border-collapse);" calcext:value-type="string">
            <text:p>border-collapse: var(--wf-border-collapse);</text:p>
          </table:table-cell>
          <table:table-cell table:style-name="ce1" table:formula="of:=COM.MICROSOFT.CONCAT([.A30];&quot;: var(--wf-&quot;;[.A30];&quot;) !important;&quot;)" office:value-type="string" office:string-value="border-collapse: var(--wf-border-collapse) !important;" calcext:value-type="string">
            <text:p>border-collapse: var(--wf-border-collapse) !important;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border-image-outset</text:p>
          </table:table-cell>
          <table:table-cell table:style-name="ce1" table:formula="of:=COM.MICROSOFT.CONCAT(&quot;--wf-&quot;;[.A31];&quot;: revert;&quot;)" office:value-type="string" office:string-value="--wf-border-image-outset: revert;" calcext:value-type="string">
            <text:p>--wf-border-image-outset: revert;</text:p>
          </table:table-cell>
          <table:table-cell table:style-name="ce1" table:formula="of:=COM.MICROSOFT.CONCAT([.A31];&quot;: var(--wf-&quot;;[.A31];&quot;);&quot;)" office:value-type="string" office:string-value="border-image-outset: var(--wf-border-image-outset);" calcext:value-type="string">
            <text:p>border-image-outset: var(--wf-border-image-outset);</text:p>
          </table:table-cell>
          <table:table-cell table:style-name="ce1" table:formula="of:=COM.MICROSOFT.CONCAT([.A31];&quot;: var(--wf-&quot;;[.A31];&quot;) !important;&quot;)" office:value-type="string" office:string-value="border-image-outset: var(--wf-border-image-outset) !important;" calcext:value-type="string">
            <text:p>border-image-outset: var(--wf-border-image-outset) !important;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border-image-repeat</text:p>
          </table:table-cell>
          <table:table-cell table:style-name="ce1" table:formula="of:=COM.MICROSOFT.CONCAT(&quot;--wf-&quot;;[.A32];&quot;: revert;&quot;)" office:value-type="string" office:string-value="--wf-border-image-repeat: revert;" calcext:value-type="string">
            <text:p>--wf-border-image-repeat: revert;</text:p>
          </table:table-cell>
          <table:table-cell table:style-name="ce1" table:formula="of:=COM.MICROSOFT.CONCAT([.A32];&quot;: var(--wf-&quot;;[.A32];&quot;);&quot;)" office:value-type="string" office:string-value="border-image-repeat: var(--wf-border-image-repeat);" calcext:value-type="string">
            <text:p>border-image-repeat: var(--wf-border-image-repeat);</text:p>
          </table:table-cell>
          <table:table-cell table:style-name="ce1" table:formula="of:=COM.MICROSOFT.CONCAT([.A32];&quot;: var(--wf-&quot;;[.A32];&quot;) !important;&quot;)" office:value-type="string" office:string-value="border-image-repeat: var(--wf-border-image-repeat) !important;" calcext:value-type="string">
            <text:p>border-image-repeat: var(--wf-border-image-repeat) !important;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border-image-slice</text:p>
          </table:table-cell>
          <table:table-cell table:style-name="ce1" table:formula="of:=COM.MICROSOFT.CONCAT(&quot;--wf-&quot;;[.A33];&quot;: revert;&quot;)" office:value-type="string" office:string-value="--wf-border-image-slice: revert;" calcext:value-type="string">
            <text:p>--wf-border-image-slice: revert;</text:p>
          </table:table-cell>
          <table:table-cell table:style-name="ce1" table:formula="of:=COM.MICROSOFT.CONCAT([.A33];&quot;: var(--wf-&quot;;[.A33];&quot;);&quot;)" office:value-type="string" office:string-value="border-image-slice: var(--wf-border-image-slice);" calcext:value-type="string">
            <text:p>border-image-slice: var(--wf-border-image-slice);</text:p>
          </table:table-cell>
          <table:table-cell table:style-name="ce1" table:formula="of:=COM.MICROSOFT.CONCAT([.A33];&quot;: var(--wf-&quot;;[.A33];&quot;) !important;&quot;)" office:value-type="string" office:string-value="border-image-slice: var(--wf-border-image-slice) !important;" calcext:value-type="string">
            <text:p>border-image-slice: var(--wf-border-image-slice) !important;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border-image-source</text:p>
          </table:table-cell>
          <table:table-cell table:style-name="ce1" table:formula="of:=COM.MICROSOFT.CONCAT(&quot;--wf-&quot;;[.A34];&quot;: revert;&quot;)" office:value-type="string" office:string-value="--wf-border-image-source: revert;" calcext:value-type="string">
            <text:p>--wf-border-image-source: revert;</text:p>
          </table:table-cell>
          <table:table-cell table:style-name="ce1" table:formula="of:=COM.MICROSOFT.CONCAT([.A34];&quot;: var(--wf-&quot;;[.A34];&quot;);&quot;)" office:value-type="string" office:string-value="border-image-source: var(--wf-border-image-source);" calcext:value-type="string">
            <text:p>border-image-source: var(--wf-border-image-source);</text:p>
          </table:table-cell>
          <table:table-cell table:style-name="ce1" table:formula="of:=COM.MICROSOFT.CONCAT([.A34];&quot;: var(--wf-&quot;;[.A34];&quot;) !important;&quot;)" office:value-type="string" office:string-value="border-image-source: var(--wf-border-image-source) !important;" calcext:value-type="string">
            <text:p>border-image-source: var(--wf-border-image-source) !important;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border-image-width</text:p>
          </table:table-cell>
          <table:table-cell table:style-name="ce1" table:formula="of:=COM.MICROSOFT.CONCAT(&quot;--wf-&quot;;[.A35];&quot;: revert;&quot;)" office:value-type="string" office:string-value="--wf-border-image-width: revert;" calcext:value-type="string">
            <text:p>--wf-border-image-width: revert;</text:p>
          </table:table-cell>
          <table:table-cell table:style-name="ce1" table:formula="of:=COM.MICROSOFT.CONCAT([.A35];&quot;: var(--wf-&quot;;[.A35];&quot;);&quot;)" office:value-type="string" office:string-value="border-image-width: var(--wf-border-image-width);" calcext:value-type="string">
            <text:p>border-image-width: var(--wf-border-image-width);</text:p>
          </table:table-cell>
          <table:table-cell table:style-name="ce1" table:formula="of:=COM.MICROSOFT.CONCAT([.A35];&quot;: var(--wf-&quot;;[.A35];&quot;) !important;&quot;)" office:value-type="string" office:string-value="border-image-width: var(--wf-border-image-width) !important;" calcext:value-type="string">
            <text:p>border-image-width: var(--wf-border-image-width) !important;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border-left-color</text:p>
          </table:table-cell>
          <table:table-cell table:style-name="ce1" table:formula="of:=COM.MICROSOFT.CONCAT(&quot;--wf-&quot;;[.A36];&quot;: revert;&quot;)" office:value-type="string" office:string-value="--wf-border-left-color: revert;" calcext:value-type="string">
            <text:p>--wf-border-left-color: revert;</text:p>
          </table:table-cell>
          <table:table-cell table:style-name="ce1" table:formula="of:=COM.MICROSOFT.CONCAT([.A36];&quot;: var(--wf-&quot;;[.A36];&quot;);&quot;)" office:value-type="string" office:string-value="border-left-color: var(--wf-border-left-color);" calcext:value-type="string">
            <text:p>border-left-color: var(--wf-border-left-color);</text:p>
          </table:table-cell>
          <table:table-cell table:style-name="ce1" table:formula="of:=COM.MICROSOFT.CONCAT([.A36];&quot;: var(--wf-&quot;;[.A36];&quot;) !important;&quot;)" office:value-type="string" office:string-value="border-left-color: var(--wf-border-left-color) !important;" calcext:value-type="string">
            <text:p>border-left-color: var(--wf-border-left-color) !important;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border-left-style</text:p>
          </table:table-cell>
          <table:table-cell table:style-name="ce1" table:formula="of:=COM.MICROSOFT.CONCAT(&quot;--wf-&quot;;[.A37];&quot;: revert;&quot;)" office:value-type="string" office:string-value="--wf-border-left-style: revert;" calcext:value-type="string">
            <text:p>--wf-border-left-style: revert;</text:p>
          </table:table-cell>
          <table:table-cell table:style-name="ce1" table:formula="of:=COM.MICROSOFT.CONCAT([.A37];&quot;: var(--wf-&quot;;[.A37];&quot;);&quot;)" office:value-type="string" office:string-value="border-left-style: var(--wf-border-left-style);" calcext:value-type="string">
            <text:p>border-left-style: var(--wf-border-left-style);</text:p>
          </table:table-cell>
          <table:table-cell table:style-name="ce1" table:formula="of:=COM.MICROSOFT.CONCAT([.A37];&quot;: var(--wf-&quot;;[.A37];&quot;) !important;&quot;)" office:value-type="string" office:string-value="border-left-style: var(--wf-border-left-style) !important;" calcext:value-type="string">
            <text:p>border-left-style: var(--wf-border-left-style) !important;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border-left-width</text:p>
          </table:table-cell>
          <table:table-cell table:style-name="ce1" table:formula="of:=COM.MICROSOFT.CONCAT(&quot;--wf-&quot;;[.A38];&quot;: revert;&quot;)" office:value-type="string" office:string-value="--wf-border-left-width: revert;" calcext:value-type="string">
            <text:p>--wf-border-left-width: revert;</text:p>
          </table:table-cell>
          <table:table-cell table:style-name="ce1" table:formula="of:=COM.MICROSOFT.CONCAT([.A38];&quot;: var(--wf-&quot;;[.A38];&quot;);&quot;)" office:value-type="string" office:string-value="border-left-width: var(--wf-border-left-width);" calcext:value-type="string">
            <text:p>border-left-width: var(--wf-border-left-width);</text:p>
          </table:table-cell>
          <table:table-cell table:style-name="ce1" table:formula="of:=COM.MICROSOFT.CONCAT([.A38];&quot;: var(--wf-&quot;;[.A38];&quot;) !important;&quot;)" office:value-type="string" office:string-value="border-left-width: var(--wf-border-left-width) !important;" calcext:value-type="string">
            <text:p>border-left-width: var(--wf-border-left-width) !important;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border-right-color</text:p>
          </table:table-cell>
          <table:table-cell table:style-name="ce1" table:formula="of:=COM.MICROSOFT.CONCAT(&quot;--wf-&quot;;[.A39];&quot;: revert;&quot;)" office:value-type="string" office:string-value="--wf-border-right-color: revert;" calcext:value-type="string">
            <text:p>--wf-border-right-color: revert;</text:p>
          </table:table-cell>
          <table:table-cell table:style-name="ce1" table:formula="of:=COM.MICROSOFT.CONCAT([.A39];&quot;: var(--wf-&quot;;[.A39];&quot;);&quot;)" office:value-type="string" office:string-value="border-right-color: var(--wf-border-right-color);" calcext:value-type="string">
            <text:p>border-right-color: var(--wf-border-right-color);</text:p>
          </table:table-cell>
          <table:table-cell table:style-name="ce1" table:formula="of:=COM.MICROSOFT.CONCAT([.A39];&quot;: var(--wf-&quot;;[.A39];&quot;) !important;&quot;)" office:value-type="string" office:string-value="border-right-color: var(--wf-border-right-color) !important;" calcext:value-type="string">
            <text:p>border-right-color: var(--wf-border-right-color) !important;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border-right-style</text:p>
          </table:table-cell>
          <table:table-cell table:style-name="ce1" table:formula="of:=COM.MICROSOFT.CONCAT(&quot;--wf-&quot;;[.A40];&quot;: revert;&quot;)" office:value-type="string" office:string-value="--wf-border-right-style: revert;" calcext:value-type="string">
            <text:p>--wf-border-right-style: revert;</text:p>
          </table:table-cell>
          <table:table-cell table:style-name="ce1" table:formula="of:=COM.MICROSOFT.CONCAT([.A40];&quot;: var(--wf-&quot;;[.A40];&quot;);&quot;)" office:value-type="string" office:string-value="border-right-style: var(--wf-border-right-style);" calcext:value-type="string">
            <text:p>border-right-style: var(--wf-border-right-style);</text:p>
          </table:table-cell>
          <table:table-cell table:style-name="ce1" table:formula="of:=COM.MICROSOFT.CONCAT([.A40];&quot;: var(--wf-&quot;;[.A40];&quot;) !important;&quot;)" office:value-type="string" office:string-value="border-right-style: var(--wf-border-right-style) !important;" calcext:value-type="string">
            <text:p>border-right-style: var(--wf-border-right-style) !important;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border-right-width</text:p>
          </table:table-cell>
          <table:table-cell table:style-name="ce1" table:formula="of:=COM.MICROSOFT.CONCAT(&quot;--wf-&quot;;[.A41];&quot;: revert;&quot;)" office:value-type="string" office:string-value="--wf-border-right-width: revert;" calcext:value-type="string">
            <text:p>--wf-border-right-width: revert;</text:p>
          </table:table-cell>
          <table:table-cell table:style-name="ce1" table:formula="of:=COM.MICROSOFT.CONCAT([.A41];&quot;: var(--wf-&quot;;[.A41];&quot;);&quot;)" office:value-type="string" office:string-value="border-right-width: var(--wf-border-right-width);" calcext:value-type="string">
            <text:p>border-right-width: var(--wf-border-right-width);</text:p>
          </table:table-cell>
          <table:table-cell table:style-name="ce1" table:formula="of:=COM.MICROSOFT.CONCAT([.A41];&quot;: var(--wf-&quot;;[.A41];&quot;) !important;&quot;)" office:value-type="string" office:string-value="border-right-width: var(--wf-border-right-width) !important;" calcext:value-type="string">
            <text:p>border-right-width: var(--wf-border-right-width) !important;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border-spacing</text:p>
          </table:table-cell>
          <table:table-cell table:style-name="ce1" table:formula="of:=COM.MICROSOFT.CONCAT(&quot;--wf-&quot;;[.A42];&quot;: revert;&quot;)" office:value-type="string" office:string-value="--wf-border-spacing: revert;" calcext:value-type="string">
            <text:p>--wf-border-spacing: revert;</text:p>
          </table:table-cell>
          <table:table-cell table:style-name="ce1" table:formula="of:=COM.MICROSOFT.CONCAT([.A42];&quot;: var(--wf-&quot;;[.A42];&quot;);&quot;)" office:value-type="string" office:string-value="border-spacing: var(--wf-border-spacing);" calcext:value-type="string">
            <text:p>border-spacing: var(--wf-border-spacing);</text:p>
          </table:table-cell>
          <table:table-cell table:style-name="ce1" table:formula="of:=COM.MICROSOFT.CONCAT([.A42];&quot;: var(--wf-&quot;;[.A42];&quot;) !important;&quot;)" office:value-type="string" office:string-value="border-spacing: var(--wf-border-spacing) !important;" calcext:value-type="string">
            <text:p>border-spacing: var(--wf-border-spacing) !important;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border-top-color</text:p>
          </table:table-cell>
          <table:table-cell table:style-name="ce1" table:formula="of:=COM.MICROSOFT.CONCAT(&quot;--wf-&quot;;[.A43];&quot;: revert;&quot;)" office:value-type="string" office:string-value="--wf-border-top-color: revert;" calcext:value-type="string">
            <text:p>--wf-border-top-color: revert;</text:p>
          </table:table-cell>
          <table:table-cell table:style-name="ce1" table:formula="of:=COM.MICROSOFT.CONCAT([.A43];&quot;: var(--wf-&quot;;[.A43];&quot;);&quot;)" office:value-type="string" office:string-value="border-top-color: var(--wf-border-top-color);" calcext:value-type="string">
            <text:p>border-top-color: var(--wf-border-top-color);</text:p>
          </table:table-cell>
          <table:table-cell table:style-name="ce1" table:formula="of:=COM.MICROSOFT.CONCAT([.A43];&quot;: var(--wf-&quot;;[.A43];&quot;) !important;&quot;)" office:value-type="string" office:string-value="border-top-color: var(--wf-border-top-color) !important;" calcext:value-type="string">
            <text:p>border-top-color: var(--wf-border-top-color) !important;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border-top-left-radius</text:p>
          </table:table-cell>
          <table:table-cell table:style-name="ce1" table:formula="of:=COM.MICROSOFT.CONCAT(&quot;--wf-&quot;;[.A44];&quot;: revert;&quot;)" office:value-type="string" office:string-value="--wf-border-top-left-radius: revert;" calcext:value-type="string">
            <text:p>--wf-border-top-left-radius: revert;</text:p>
          </table:table-cell>
          <table:table-cell table:style-name="ce1" table:formula="of:=COM.MICROSOFT.CONCAT([.A44];&quot;: var(--wf-&quot;;[.A44];&quot;);&quot;)" office:value-type="string" office:string-value="border-top-left-radius: var(--wf-border-top-left-radius);" calcext:value-type="string">
            <text:p>border-top-left-radius: var(--wf-border-top-left-radius);</text:p>
          </table:table-cell>
          <table:table-cell table:style-name="ce1" table:formula="of:=COM.MICROSOFT.CONCAT([.A44];&quot;: var(--wf-&quot;;[.A44];&quot;) !important;&quot;)" office:value-type="string" office:string-value="border-top-left-radius: var(--wf-border-top-left-radius) !important;" calcext:value-type="string">
            <text:p>border-top-left-radius: var(--wf-border-top-left-radius) !important;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border-top-right-radius</text:p>
          </table:table-cell>
          <table:table-cell table:style-name="ce1" table:formula="of:=COM.MICROSOFT.CONCAT(&quot;--wf-&quot;;[.A45];&quot;: revert;&quot;)" office:value-type="string" office:string-value="--wf-border-top-right-radius: revert;" calcext:value-type="string">
            <text:p>--wf-border-top-right-radius: revert;</text:p>
          </table:table-cell>
          <table:table-cell table:style-name="ce1" table:formula="of:=COM.MICROSOFT.CONCAT([.A45];&quot;: var(--wf-&quot;;[.A45];&quot;);&quot;)" office:value-type="string" office:string-value="border-top-right-radius: var(--wf-border-top-right-radius);" calcext:value-type="string">
            <text:p>border-top-right-radius: var(--wf-border-top-right-radius);</text:p>
          </table:table-cell>
          <table:table-cell table:style-name="ce1" table:formula="of:=COM.MICROSOFT.CONCAT([.A45];&quot;: var(--wf-&quot;;[.A45];&quot;) !important;&quot;)" office:value-type="string" office:string-value="border-top-right-radius: var(--wf-border-top-right-radius) !important;" calcext:value-type="string">
            <text:p>border-top-right-radius: var(--wf-border-top-right-radius) !important;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border-top-style</text:p>
          </table:table-cell>
          <table:table-cell table:style-name="ce1" table:formula="of:=COM.MICROSOFT.CONCAT(&quot;--wf-&quot;;[.A46];&quot;: revert;&quot;)" office:value-type="string" office:string-value="--wf-border-top-style: revert;" calcext:value-type="string">
            <text:p>--wf-border-top-style: revert;</text:p>
          </table:table-cell>
          <table:table-cell table:style-name="ce1" table:formula="of:=COM.MICROSOFT.CONCAT([.A46];&quot;: var(--wf-&quot;;[.A46];&quot;);&quot;)" office:value-type="string" office:string-value="border-top-style: var(--wf-border-top-style);" calcext:value-type="string">
            <text:p>border-top-style: var(--wf-border-top-style);</text:p>
          </table:table-cell>
          <table:table-cell table:style-name="ce1" table:formula="of:=COM.MICROSOFT.CONCAT([.A46];&quot;: var(--wf-&quot;;[.A46];&quot;) !important;&quot;)" office:value-type="string" office:string-value="border-top-style: var(--wf-border-top-style) !important;" calcext:value-type="string">
            <text:p>border-top-style: var(--wf-border-top-style) !important;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border-top-width</text:p>
          </table:table-cell>
          <table:table-cell table:style-name="ce1" table:formula="of:=COM.MICROSOFT.CONCAT(&quot;--wf-&quot;;[.A47];&quot;: revert;&quot;)" office:value-type="string" office:string-value="--wf-border-top-width: revert;" calcext:value-type="string">
            <text:p>--wf-border-top-width: revert;</text:p>
          </table:table-cell>
          <table:table-cell table:style-name="ce1" table:formula="of:=COM.MICROSOFT.CONCAT([.A47];&quot;: var(--wf-&quot;;[.A47];&quot;);&quot;)" office:value-type="string" office:string-value="border-top-width: var(--wf-border-top-width);" calcext:value-type="string">
            <text:p>border-top-width: var(--wf-border-top-width);</text:p>
          </table:table-cell>
          <table:table-cell table:style-name="ce1" table:formula="of:=COM.MICROSOFT.CONCAT([.A47];&quot;: var(--wf-&quot;;[.A47];&quot;) !important;&quot;)" office:value-type="string" office:string-value="border-top-width: var(--wf-border-top-width) !important;" calcext:value-type="string">
            <text:p>border-top-width: var(--wf-border-top-width) !important;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box-shadow</text:p>
          </table:table-cell>
          <table:table-cell table:style-name="ce1" table:formula="of:=COM.MICROSOFT.CONCAT(&quot;--wf-&quot;;[.A48];&quot;: revert;&quot;)" office:value-type="string" office:string-value="--wf-box-shadow: revert;" calcext:value-type="string">
            <text:p>--wf-box-shadow: revert;</text:p>
          </table:table-cell>
          <table:table-cell table:style-name="ce1" table:formula="of:=COM.MICROSOFT.CONCAT([.A48];&quot;: var(--wf-&quot;;[.A48];&quot;);&quot;)" office:value-type="string" office:string-value="box-shadow: var(--wf-box-shadow);" calcext:value-type="string">
            <text:p>box-shadow: var(--wf-box-shadow);</text:p>
          </table:table-cell>
          <table:table-cell table:style-name="ce1" table:formula="of:=COM.MICROSOFT.CONCAT([.A48];&quot;: var(--wf-&quot;;[.A48];&quot;) !important;&quot;)" office:value-type="string" office:string-value="box-shadow: var(--wf-box-shadow) !important;" calcext:value-type="string">
            <text:p>box-shadow: var(--wf-box-shadow) !important;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box-sizing</text:p>
          </table:table-cell>
          <table:table-cell table:style-name="ce1" table:formula="of:=COM.MICROSOFT.CONCAT(&quot;--wf-&quot;;[.A49];&quot;: revert;&quot;)" office:value-type="string" office:string-value="--wf-box-sizing: revert;" calcext:value-type="string">
            <text:p>--wf-box-sizing: revert;</text:p>
          </table:table-cell>
          <table:table-cell table:style-name="ce1" table:formula="of:=COM.MICROSOFT.CONCAT([.A49];&quot;: var(--wf-&quot;;[.A49];&quot;);&quot;)" office:value-type="string" office:string-value="box-sizing: var(--wf-box-sizing);" calcext:value-type="string">
            <text:p>box-sizing: var(--wf-box-sizing);</text:p>
          </table:table-cell>
          <table:table-cell table:style-name="ce1" table:formula="of:=COM.MICROSOFT.CONCAT([.A49];&quot;: var(--wf-&quot;;[.A49];&quot;) !important;&quot;)" office:value-type="string" office:string-value="box-sizing: var(--wf-box-sizing) !important;" calcext:value-type="string">
            <text:p>box-sizing: var(--wf-box-sizing) !important;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break-inside</text:p>
          </table:table-cell>
          <table:table-cell table:style-name="ce1" table:formula="of:=COM.MICROSOFT.CONCAT(&quot;--wf-&quot;;[.A50];&quot;: revert;&quot;)" office:value-type="string" office:string-value="--wf-break-inside: revert;" calcext:value-type="string">
            <text:p>--wf-break-inside: revert;</text:p>
          </table:table-cell>
          <table:table-cell table:style-name="ce1" table:formula="of:=COM.MICROSOFT.CONCAT([.A50];&quot;: var(--wf-&quot;;[.A50];&quot;);&quot;)" office:value-type="string" office:string-value="break-inside: var(--wf-break-inside);" calcext:value-type="string">
            <text:p>break-inside: var(--wf-break-inside);</text:p>
          </table:table-cell>
          <table:table-cell table:style-name="ce1" table:formula="of:=COM.MICROSOFT.CONCAT([.A50];&quot;: var(--wf-&quot;;[.A50];&quot;) !important;&quot;)" office:value-type="string" office:string-value="break-inside: var(--wf-break-inside) !important;" calcext:value-type="string">
            <text:p>break-inside: var(--wf-break-inside) !important;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color</text:p>
          </table:table-cell>
          <table:table-cell table:style-name="ce1" table:formula="of:=COM.MICROSOFT.CONCAT(&quot;--wf-&quot;;[.A51];&quot;: revert;&quot;)" office:value-type="string" office:string-value="--wf-color: revert;" calcext:value-type="string">
            <text:p>--wf-color: revert;</text:p>
          </table:table-cell>
          <table:table-cell table:style-name="ce1" table:formula="of:=COM.MICROSOFT.CONCAT([.A51];&quot;: var(--wf-&quot;;[.A51];&quot;);&quot;)" office:value-type="string" office:string-value="color: var(--wf-color);" calcext:value-type="string">
            <text:p>color: var(--wf-color);</text:p>
          </table:table-cell>
          <table:table-cell table:style-name="ce1" table:formula="of:=COM.MICROSOFT.CONCAT([.A51];&quot;: var(--wf-&quot;;[.A51];&quot;) !important;&quot;)" office:value-type="string" office:string-value="color: var(--wf-color) !important;" calcext:value-type="string">
            <text:p>color: var(--wf-color) !important;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column-count</text:p>
          </table:table-cell>
          <table:table-cell table:style-name="ce1" table:formula="of:=COM.MICROSOFT.CONCAT(&quot;--wf-&quot;;[.A52];&quot;: revert;&quot;)" office:value-type="string" office:string-value="--wf-column-count: revert;" calcext:value-type="string">
            <text:p>--wf-column-count: revert;</text:p>
          </table:table-cell>
          <table:table-cell table:style-name="ce1" table:formula="of:=COM.MICROSOFT.CONCAT([.A52];&quot;: var(--wf-&quot;;[.A52];&quot;);&quot;)" office:value-type="string" office:string-value="column-count: var(--wf-column-count);" calcext:value-type="string">
            <text:p>column-count: var(--wf-column-count);</text:p>
          </table:table-cell>
          <table:table-cell table:style-name="ce1" table:formula="of:=COM.MICROSOFT.CONCAT([.A52];&quot;: var(--wf-&quot;;[.A52];&quot;) !important;&quot;)" office:value-type="string" office:string-value="column-count: var(--wf-column-count) !important;" calcext:value-type="string">
            <text:p>column-count: var(--wf-column-count) !important;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column-gap</text:p>
          </table:table-cell>
          <table:table-cell table:style-name="ce1" table:formula="of:=COM.MICROSOFT.CONCAT(&quot;--wf-&quot;;[.A53];&quot;: revert;&quot;)" office:value-type="string" office:string-value="--wf-column-gap: revert;" calcext:value-type="string">
            <text:p>--wf-column-gap: revert;</text:p>
          </table:table-cell>
          <table:table-cell table:style-name="ce1" table:formula="of:=COM.MICROSOFT.CONCAT([.A53];&quot;: var(--wf-&quot;;[.A53];&quot;);&quot;)" office:value-type="string" office:string-value="column-gap: var(--wf-column-gap);" calcext:value-type="string">
            <text:p>column-gap: var(--wf-column-gap);</text:p>
          </table:table-cell>
          <table:table-cell table:style-name="ce1" table:formula="of:=COM.MICROSOFT.CONCAT([.A53];&quot;: var(--wf-&quot;;[.A53];&quot;) !important;&quot;)" office:value-type="string" office:string-value="column-gap: var(--wf-column-gap) !important;" calcext:value-type="string">
            <text:p>column-gap: var(--wf-column-gap) !important;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column-rule-color</text:p>
          </table:table-cell>
          <table:table-cell table:style-name="ce1" table:formula="of:=COM.MICROSOFT.CONCAT(&quot;--wf-&quot;;[.A54];&quot;: revert;&quot;)" office:value-type="string" office:string-value="--wf-column-rule-color: revert;" calcext:value-type="string">
            <text:p>--wf-column-rule-color: revert;</text:p>
          </table:table-cell>
          <table:table-cell table:style-name="ce1" table:formula="of:=COM.MICROSOFT.CONCAT([.A54];&quot;: var(--wf-&quot;;[.A54];&quot;);&quot;)" office:value-type="string" office:string-value="column-rule-color: var(--wf-column-rule-color);" calcext:value-type="string">
            <text:p>column-rule-color: var(--wf-column-rule-color);</text:p>
          </table:table-cell>
          <table:table-cell table:style-name="ce1" table:formula="of:=COM.MICROSOFT.CONCAT([.A54];&quot;: var(--wf-&quot;;[.A54];&quot;) !important;&quot;)" office:value-type="string" office:string-value="column-rule-color: var(--wf-column-rule-color) !important;" calcext:value-type="string">
            <text:p>column-rule-color: var(--wf-column-rule-color) !important;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column-rule-style</text:p>
          </table:table-cell>
          <table:table-cell table:style-name="ce1" table:formula="of:=COM.MICROSOFT.CONCAT(&quot;--wf-&quot;;[.A55];&quot;: revert;&quot;)" office:value-type="string" office:string-value="--wf-column-rule-style: revert;" calcext:value-type="string">
            <text:p>--wf-column-rule-style: revert;</text:p>
          </table:table-cell>
          <table:table-cell table:style-name="ce1" table:formula="of:=COM.MICROSOFT.CONCAT([.A55];&quot;: var(--wf-&quot;;[.A55];&quot;);&quot;)" office:value-type="string" office:string-value="column-rule-style: var(--wf-column-rule-style);" calcext:value-type="string">
            <text:p>column-rule-style: var(--wf-column-rule-style);</text:p>
          </table:table-cell>
          <table:table-cell table:style-name="ce1" table:formula="of:=COM.MICROSOFT.CONCAT([.A55];&quot;: var(--wf-&quot;;[.A55];&quot;) !important;&quot;)" office:value-type="string" office:string-value="column-rule-style: var(--wf-column-rule-style) !important;" calcext:value-type="string">
            <text:p>column-rule-style: var(--wf-column-rule-style) !important;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column-rule-width</text:p>
          </table:table-cell>
          <table:table-cell table:style-name="ce1" table:formula="of:=COM.MICROSOFT.CONCAT(&quot;--wf-&quot;;[.A56];&quot;: revert;&quot;)" office:value-type="string" office:string-value="--wf-column-rule-width: revert;" calcext:value-type="string">
            <text:p>--wf-column-rule-width: revert;</text:p>
          </table:table-cell>
          <table:table-cell table:style-name="ce1" table:formula="of:=COM.MICROSOFT.CONCAT([.A56];&quot;: var(--wf-&quot;;[.A56];&quot;);&quot;)" office:value-type="string" office:string-value="column-rule-width: var(--wf-column-rule-width);" calcext:value-type="string">
            <text:p>column-rule-width: var(--wf-column-rule-width);</text:p>
          </table:table-cell>
          <table:table-cell table:style-name="ce1" table:formula="of:=COM.MICROSOFT.CONCAT([.A56];&quot;: var(--wf-&quot;;[.A56];&quot;) !important;&quot;)" office:value-type="string" office:string-value="column-rule-width: var(--wf-column-rule-width) !important;" calcext:value-type="string">
            <text:p>column-rule-width: var(--wf-column-rule-width) !important;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column-width</text:p>
          </table:table-cell>
          <table:table-cell table:style-name="ce1" table:formula="of:=COM.MICROSOFT.CONCAT(&quot;--wf-&quot;;[.A57];&quot;: revert;&quot;)" office:value-type="string" office:string-value="--wf-column-width: revert;" calcext:value-type="string">
            <text:p>--wf-column-width: revert;</text:p>
          </table:table-cell>
          <table:table-cell table:style-name="ce1" table:formula="of:=COM.MICROSOFT.CONCAT([.A57];&quot;: var(--wf-&quot;;[.A57];&quot;);&quot;)" office:value-type="string" office:string-value="column-width: var(--wf-column-width);" calcext:value-type="string">
            <text:p>column-width: var(--wf-column-width);</text:p>
          </table:table-cell>
          <table:table-cell table:style-name="ce1" table:formula="of:=COM.MICROSOFT.CONCAT([.A57];&quot;: var(--wf-&quot;;[.A57];&quot;) !important;&quot;)" office:value-type="string" office:string-value="column-width: var(--wf-column-width) !important;" calcext:value-type="string">
            <text:p>column-width: var(--wf-column-width) !important;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content</text:p>
          </table:table-cell>
          <table:table-cell table:style-name="ce1" table:formula="of:=COM.MICROSOFT.CONCAT(&quot;--wf-&quot;;[.A58];&quot;: revert;&quot;)" office:value-type="string" office:string-value="--wf-content: revert;" calcext:value-type="string">
            <text:p>--wf-content: revert;</text:p>
          </table:table-cell>
          <table:table-cell table:style-name="ce1" table:formula="of:=COM.MICROSOFT.CONCAT([.A58];&quot;: var(--wf-&quot;;[.A58];&quot;);&quot;)" office:value-type="string" office:string-value="content: var(--wf-content);" calcext:value-type="string">
            <text:p>content: var(--wf-content);</text:p>
          </table:table-cell>
          <table:table-cell table:style-name="ce1" table:formula="of:=COM.MICROSOFT.CONCAT([.A58];&quot;: var(--wf-&quot;;[.A58];&quot;) !important;&quot;)" office:value-type="string" office:string-value="content: var(--wf-content) !important;" calcext:value-type="string">
            <text:p>content: var(--wf-content) !important;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cursor</text:p>
          </table:table-cell>
          <table:table-cell table:style-name="ce1" table:formula="of:=COM.MICROSOFT.CONCAT(&quot;--wf-&quot;;[.A59];&quot;: revert;&quot;)" office:value-type="string" office:string-value="--wf-cursor: revert;" calcext:value-type="string">
            <text:p>--wf-cursor: revert;</text:p>
          </table:table-cell>
          <table:table-cell table:style-name="ce1" table:formula="of:=COM.MICROSOFT.CONCAT([.A59];&quot;: var(--wf-&quot;;[.A59];&quot;);&quot;)" office:value-type="string" office:string-value="cursor: var(--wf-cursor);" calcext:value-type="string">
            <text:p>cursor: var(--wf-cursor);</text:p>
          </table:table-cell>
          <table:table-cell table:style-name="ce1" table:formula="of:=COM.MICROSOFT.CONCAT([.A59];&quot;: var(--wf-&quot;;[.A59];&quot;) !important;&quot;)" office:value-type="string" office:string-value="cursor: var(--wf-cursor) !important;" calcext:value-type="string">
            <text:p>cursor: var(--wf-cursor) !important;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display</text:p>
          </table:table-cell>
          <table:table-cell table:style-name="ce1" table:formula="of:=COM.MICROSOFT.CONCAT(&quot;--wf-&quot;;[.A60];&quot;: revert;&quot;)" office:value-type="string" office:string-value="--wf-display: revert;" calcext:value-type="string">
            <text:p>--wf-display: revert;</text:p>
          </table:table-cell>
          <table:table-cell table:style-name="ce1" table:formula="of:=COM.MICROSOFT.CONCAT([.A60];&quot;: var(--wf-&quot;;[.A60];&quot;);&quot;)" office:value-type="string" office:string-value="display: var(--wf-display);" calcext:value-type="string">
            <text:p>display: var(--wf-display);</text:p>
          </table:table-cell>
          <table:table-cell table:style-name="ce1" table:formula="of:=COM.MICROSOFT.CONCAT([.A60];&quot;: var(--wf-&quot;;[.A60];&quot;) !important;&quot;)" office:value-type="string" office:string-value="display: var(--wf-display) !important;" calcext:value-type="string">
            <text:p>display: var(--wf-display) !important;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filter</text:p>
          </table:table-cell>
          <table:table-cell table:style-name="ce1" table:formula="of:=COM.MICROSOFT.CONCAT(&quot;--wf-&quot;;[.A61];&quot;: revert;&quot;)" office:value-type="string" office:string-value="--wf-filter: revert;" calcext:value-type="string">
            <text:p>--wf-filter: revert;</text:p>
          </table:table-cell>
          <table:table-cell table:style-name="ce1" table:formula="of:=COM.MICROSOFT.CONCAT([.A61];&quot;: var(--wf-&quot;;[.A61];&quot;);&quot;)" office:value-type="string" office:string-value="filter: var(--wf-filter);" calcext:value-type="string">
            <text:p>filter: var(--wf-filter);</text:p>
          </table:table-cell>
          <table:table-cell table:style-name="ce1" table:formula="of:=COM.MICROSOFT.CONCAT([.A61];&quot;: var(--wf-&quot;;[.A61];&quot;) !important;&quot;)" office:value-type="string" office:string-value="filter: var(--wf-filter) !important;" calcext:value-type="string">
            <text:p>filter: var(--wf-filter) !important;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flex-direction</text:p>
          </table:table-cell>
          <table:table-cell table:style-name="ce1" table:formula="of:=COM.MICROSOFT.CONCAT(&quot;--wf-&quot;;[.A62];&quot;: revert;&quot;)" office:value-type="string" office:string-value="--wf-flex-direction: revert;" calcext:value-type="string">
            <text:p>--wf-flex-direction: revert;</text:p>
          </table:table-cell>
          <table:table-cell table:style-name="ce1" table:formula="of:=COM.MICROSOFT.CONCAT([.A62];&quot;: var(--wf-&quot;;[.A62];&quot;);&quot;)" office:value-type="string" office:string-value="flex-direction: var(--wf-flex-direction);" calcext:value-type="string">
            <text:p>flex-direction: var(--wf-flex-direction);</text:p>
          </table:table-cell>
          <table:table-cell table:style-name="ce1" table:formula="of:=COM.MICROSOFT.CONCAT([.A62];&quot;: var(--wf-&quot;;[.A62];&quot;) !important;&quot;)" office:value-type="string" office:string-value="flex-direction: var(--wf-flex-direction) !important;" calcext:value-type="string">
            <text:p>flex-direction: var(--wf-flex-direction) !important;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flex-wrap</text:p>
          </table:table-cell>
          <table:table-cell table:style-name="ce1" table:formula="of:=COM.MICROSOFT.CONCAT(&quot;--wf-&quot;;[.A63];&quot;: revert;&quot;)" office:value-type="string" office:string-value="--wf-flex-wrap: revert;" calcext:value-type="string">
            <text:p>--wf-flex-wrap: revert;</text:p>
          </table:table-cell>
          <table:table-cell table:style-name="ce1" table:formula="of:=COM.MICROSOFT.CONCAT([.A63];&quot;: var(--wf-&quot;;[.A63];&quot;);&quot;)" office:value-type="string" office:string-value="flex-wrap: var(--wf-flex-wrap);" calcext:value-type="string">
            <text:p>flex-wrap: var(--wf-flex-wrap);</text:p>
          </table:table-cell>
          <table:table-cell table:style-name="ce1" table:formula="of:=COM.MICROSOFT.CONCAT([.A63];&quot;: var(--wf-&quot;;[.A63];&quot;) !important;&quot;)" office:value-type="string" office:string-value="flex-wrap: var(--wf-flex-wrap) !important;" calcext:value-type="string">
            <text:p>flex-wrap: var(--wf-flex-wrap) !important;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float</text:p>
          </table:table-cell>
          <table:table-cell table:style-name="ce1" table:formula="of:=COM.MICROSOFT.CONCAT(&quot;--wf-&quot;;[.A64];&quot;: revert;&quot;)" office:value-type="string" office:string-value="--wf-float: revert;" calcext:value-type="string">
            <text:p>--wf-float: revert;</text:p>
          </table:table-cell>
          <table:table-cell table:style-name="ce1" table:formula="of:=COM.MICROSOFT.CONCAT([.A64];&quot;: var(--wf-&quot;;[.A64];&quot;);&quot;)" office:value-type="string" office:string-value="float: var(--wf-float);" calcext:value-type="string">
            <text:p>float: var(--wf-float);</text:p>
          </table:table-cell>
          <table:table-cell table:style-name="ce1" table:formula="of:=COM.MICROSOFT.CONCAT([.A64];&quot;: var(--wf-&quot;;[.A64];&quot;) !important;&quot;)" office:value-type="string" office:string-value="float: var(--wf-float) !important;" calcext:value-type="string">
            <text:p>float: var(--wf-float) !important;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font-display</text:p>
          </table:table-cell>
          <table:table-cell table:style-name="ce1" table:formula="of:=COM.MICROSOFT.CONCAT(&quot;--wf-&quot;;[.A65];&quot;: revert;&quot;)" office:value-type="string" office:string-value="--wf-font-display: revert;" calcext:value-type="string">
            <text:p>--wf-font-display: revert;</text:p>
          </table:table-cell>
          <table:table-cell table:style-name="ce1" table:formula="of:=COM.MICROSOFT.CONCAT([.A65];&quot;: var(--wf-&quot;;[.A65];&quot;);&quot;)" office:value-type="string" office:string-value="font-display: var(--wf-font-display);" calcext:value-type="string">
            <text:p>font-display: var(--wf-font-display);</text:p>
          </table:table-cell>
          <table:table-cell table:style-name="ce1" table:formula="of:=COM.MICROSOFT.CONCAT([.A65];&quot;: var(--wf-&quot;;[.A65];&quot;) !important;&quot;)" office:value-type="string" office:string-value="font-display: var(--wf-font-display) !important;" calcext:value-type="string">
            <text:p>font-display: var(--wf-font-display) !important;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font-family</text:p>
          </table:table-cell>
          <table:table-cell table:style-name="ce1" table:formula="of:=COM.MICROSOFT.CONCAT(&quot;--wf-&quot;;[.A66];&quot;: revert;&quot;)" office:value-type="string" office:string-value="--wf-font-family: revert;" calcext:value-type="string">
            <text:p>--wf-font-family: revert;</text:p>
          </table:table-cell>
          <table:table-cell table:style-name="ce1" table:formula="of:=COM.MICROSOFT.CONCAT([.A66];&quot;: var(--wf-&quot;;[.A66];&quot;);&quot;)" office:value-type="string" office:string-value="font-family: var(--wf-font-family);" calcext:value-type="string">
            <text:p>font-family: var(--wf-font-family);</text:p>
          </table:table-cell>
          <table:table-cell table:style-name="ce1" table:formula="of:=COM.MICROSOFT.CONCAT([.A66];&quot;: var(--wf-&quot;;[.A66];&quot;) !important;&quot;)" office:value-type="string" office:string-value="font-family: var(--wf-font-family) !important;" calcext:value-type="string">
            <text:p>font-family: var(--wf-font-family) !important;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font-feature-settings</text:p>
          </table:table-cell>
          <table:table-cell table:style-name="ce1" table:formula="of:=COM.MICROSOFT.CONCAT(&quot;--wf-&quot;;[.A67];&quot;: revert;&quot;)" office:value-type="string" office:string-value="--wf-font-feature-settings: revert;" calcext:value-type="string">
            <text:p>--wf-font-feature-settings: revert;</text:p>
          </table:table-cell>
          <table:table-cell table:style-name="ce1" table:formula="of:=COM.MICROSOFT.CONCAT([.A67];&quot;: var(--wf-&quot;;[.A67];&quot;);&quot;)" office:value-type="string" office:string-value="font-feature-settings: var(--wf-font-feature-settings);" calcext:value-type="string">
            <text:p>font-feature-settings: var(--wf-font-feature-settings);</text:p>
          </table:table-cell>
          <table:table-cell table:style-name="ce1" table:formula="of:=COM.MICROSOFT.CONCAT([.A67];&quot;: var(--wf-&quot;;[.A67];&quot;) !important;&quot;)" office:value-type="string" office:string-value="font-feature-settings: var(--wf-font-feature-settings) !important;" calcext:value-type="string">
            <text:p>font-feature-settings: var(--wf-font-feature-settings) !important;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font-kerning</text:p>
          </table:table-cell>
          <table:table-cell table:style-name="ce1" table:formula="of:=COM.MICROSOFT.CONCAT(&quot;--wf-&quot;;[.A68];&quot;: revert;&quot;)" office:value-type="string" office:string-value="--wf-font-kerning: revert;" calcext:value-type="string">
            <text:p>--wf-font-kerning: revert;</text:p>
          </table:table-cell>
          <table:table-cell table:style-name="ce1" table:formula="of:=COM.MICROSOFT.CONCAT([.A68];&quot;: var(--wf-&quot;;[.A68];&quot;);&quot;)" office:value-type="string" office:string-value="font-kerning: var(--wf-font-kerning);" calcext:value-type="string">
            <text:p>font-kerning: var(--wf-font-kerning);</text:p>
          </table:table-cell>
          <table:table-cell table:style-name="ce1" table:formula="of:=COM.MICROSOFT.CONCAT([.A68];&quot;: var(--wf-&quot;;[.A68];&quot;) !important;&quot;)" office:value-type="string" office:string-value="font-kerning: var(--wf-font-kerning) !important;" calcext:value-type="string">
            <text:p>font-kerning: var(--wf-font-kerning) !important;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font-language-override</text:p>
          </table:table-cell>
          <table:table-cell table:style-name="ce1" table:formula="of:=COM.MICROSOFT.CONCAT(&quot;--wf-&quot;;[.A69];&quot;: revert;&quot;)" office:value-type="string" office:string-value="--wf-font-language-override: revert;" calcext:value-type="string">
            <text:p>--wf-font-language-override: revert;</text:p>
          </table:table-cell>
          <table:table-cell table:style-name="ce1" table:formula="of:=COM.MICROSOFT.CONCAT([.A69];&quot;: var(--wf-&quot;;[.A69];&quot;);&quot;)" office:value-type="string" office:string-value="font-language-override: var(--wf-font-language-override);" calcext:value-type="string">
            <text:p>font-language-override: var(--wf-font-language-override);</text:p>
          </table:table-cell>
          <table:table-cell table:style-name="ce1" table:formula="of:=COM.MICROSOFT.CONCAT([.A69];&quot;: var(--wf-&quot;;[.A69];&quot;) !important;&quot;)" office:value-type="string" office:string-value="font-language-override: var(--wf-font-language-override) !important;" calcext:value-type="string">
            <text:p>font-language-override: var(--wf-font-language-override) !important;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font-optical-sizing</text:p>
          </table:table-cell>
          <table:table-cell table:style-name="ce1" table:formula="of:=COM.MICROSOFT.CONCAT(&quot;--wf-&quot;;[.A70];&quot;: revert;&quot;)" office:value-type="string" office:string-value="--wf-font-optical-sizing: revert;" calcext:value-type="string">
            <text:p>--wf-font-optical-sizing: revert;</text:p>
          </table:table-cell>
          <table:table-cell table:style-name="ce1" table:formula="of:=COM.MICROSOFT.CONCAT([.A70];&quot;: var(--wf-&quot;;[.A70];&quot;);&quot;)" office:value-type="string" office:string-value="font-optical-sizing: var(--wf-font-optical-sizing);" calcext:value-type="string">
            <text:p>font-optical-sizing: var(--wf-font-optical-sizing);</text:p>
          </table:table-cell>
          <table:table-cell table:style-name="ce1" table:formula="of:=COM.MICROSOFT.CONCAT([.A70];&quot;: var(--wf-&quot;;[.A70];&quot;) !important;&quot;)" office:value-type="string" office:string-value="font-optical-sizing: var(--wf-font-optical-sizing) !important;" calcext:value-type="string">
            <text:p>font-optical-sizing: var(--wf-font-optical-sizing) !important;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font-palette</text:p>
          </table:table-cell>
          <table:table-cell table:style-name="ce1" table:formula="of:=COM.MICROSOFT.CONCAT(&quot;--wf-&quot;;[.A71];&quot;: revert;&quot;)" office:value-type="string" office:string-value="--wf-font-palette: revert;" calcext:value-type="string">
            <text:p>--wf-font-palette: revert;</text:p>
          </table:table-cell>
          <table:table-cell table:style-name="ce1" table:formula="of:=COM.MICROSOFT.CONCAT([.A71];&quot;: var(--wf-&quot;;[.A71];&quot;);&quot;)" office:value-type="string" office:string-value="font-palette: var(--wf-font-palette);" calcext:value-type="string">
            <text:p>font-palette: var(--wf-font-palette);</text:p>
          </table:table-cell>
          <table:table-cell table:style-name="ce1" table:formula="of:=COM.MICROSOFT.CONCAT([.A71];&quot;: var(--wf-&quot;;[.A71];&quot;) !important;&quot;)" office:value-type="string" office:string-value="font-palette: var(--wf-font-palette) !important;" calcext:value-type="string">
            <text:p>font-palette: var(--wf-font-palette) !important;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font-size</text:p>
          </table:table-cell>
          <table:table-cell table:style-name="ce1" table:formula="of:=COM.MICROSOFT.CONCAT(&quot;--wf-&quot;;[.A72];&quot;: revert;&quot;)" office:value-type="string" office:string-value="--wf-font-size: revert;" calcext:value-type="string">
            <text:p>--wf-font-size: revert;</text:p>
          </table:table-cell>
          <table:table-cell table:style-name="ce1" table:formula="of:=COM.MICROSOFT.CONCAT([.A72];&quot;: var(--wf-&quot;;[.A72];&quot;);&quot;)" office:value-type="string" office:string-value="font-size: var(--wf-font-size);" calcext:value-type="string">
            <text:p>font-size: var(--wf-font-size);</text:p>
          </table:table-cell>
          <table:table-cell table:style-name="ce1" table:formula="of:=COM.MICROSOFT.CONCAT([.A72];&quot;: var(--wf-&quot;;[.A72];&quot;) !important;&quot;)" office:value-type="string" office:string-value="font-size: var(--wf-font-size) !important;" calcext:value-type="string">
            <text:p>font-size: var(--wf-font-size) !important;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font-size-adjust</text:p>
          </table:table-cell>
          <table:table-cell table:style-name="ce1" table:formula="of:=COM.MICROSOFT.CONCAT(&quot;--wf-&quot;;[.A73];&quot;: revert;&quot;)" office:value-type="string" office:string-value="--wf-font-size-adjust: revert;" calcext:value-type="string">
            <text:p>--wf-font-size-adjust: revert;</text:p>
          </table:table-cell>
          <table:table-cell table:style-name="ce1" table:formula="of:=COM.MICROSOFT.CONCAT([.A73];&quot;: var(--wf-&quot;;[.A73];&quot;);&quot;)" office:value-type="string" office:string-value="font-size-adjust: var(--wf-font-size-adjust);" calcext:value-type="string">
            <text:p>font-size-adjust: var(--wf-font-size-adjust);</text:p>
          </table:table-cell>
          <table:table-cell table:style-name="ce1" table:formula="of:=COM.MICROSOFT.CONCAT([.A73];&quot;: var(--wf-&quot;;[.A73];&quot;) !important;&quot;)" office:value-type="string" office:string-value="font-size-adjust: var(--wf-font-size-adjust) !important;" calcext:value-type="string">
            <text:p>font-size-adjust: var(--wf-font-size-adjust) !important;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font-stretch</text:p>
          </table:table-cell>
          <table:table-cell table:style-name="ce1" table:formula="of:=COM.MICROSOFT.CONCAT(&quot;--wf-&quot;;[.A74];&quot;: revert;&quot;)" office:value-type="string" office:string-value="--wf-font-stretch: revert;" calcext:value-type="string">
            <text:p>--wf-font-stretch: revert;</text:p>
          </table:table-cell>
          <table:table-cell table:style-name="ce1" table:formula="of:=COM.MICROSOFT.CONCAT([.A74];&quot;: var(--wf-&quot;;[.A74];&quot;);&quot;)" office:value-type="string" office:string-value="font-stretch: var(--wf-font-stretch);" calcext:value-type="string">
            <text:p>font-stretch: var(--wf-font-stretch);</text:p>
          </table:table-cell>
          <table:table-cell table:style-name="ce1" table:formula="of:=COM.MICROSOFT.CONCAT([.A74];&quot;: var(--wf-&quot;;[.A74];&quot;) !important;&quot;)" office:value-type="string" office:string-value="font-stretch: var(--wf-font-stretch) !important;" calcext:value-type="string">
            <text:p>font-stretch: var(--wf-font-stretch) !important;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font-style</text:p>
          </table:table-cell>
          <table:table-cell table:style-name="ce1" table:formula="of:=COM.MICROSOFT.CONCAT(&quot;--wf-&quot;;[.A75];&quot;: revert;&quot;)" office:value-type="string" office:string-value="--wf-font-style: revert;" calcext:value-type="string">
            <text:p>--wf-font-style: revert;</text:p>
          </table:table-cell>
          <table:table-cell table:style-name="ce1" table:formula="of:=COM.MICROSOFT.CONCAT([.A75];&quot;: var(--wf-&quot;;[.A75];&quot;);&quot;)" office:value-type="string" office:string-value="font-style: var(--wf-font-style);" calcext:value-type="string">
            <text:p>font-style: var(--wf-font-style);</text:p>
          </table:table-cell>
          <table:table-cell table:style-name="ce1" table:formula="of:=COM.MICROSOFT.CONCAT([.A75];&quot;: var(--wf-&quot;;[.A75];&quot;) !important;&quot;)" office:value-type="string" office:string-value="font-style: var(--wf-font-style) !important;" calcext:value-type="string">
            <text:p>font-style: var(--wf-font-style) !important;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font-synthesis-small-caps</text:p>
          </table:table-cell>
          <table:table-cell table:style-name="ce1" table:formula="of:=COM.MICROSOFT.CONCAT(&quot;--wf-&quot;;[.A76];&quot;: revert;&quot;)" office:value-type="string" office:string-value="--wf-font-synthesis-small-caps: revert;" calcext:value-type="string">
            <text:p>--wf-font-synthesis-small-caps: revert;</text:p>
          </table:table-cell>
          <table:table-cell table:style-name="ce1" table:formula="of:=COM.MICROSOFT.CONCAT([.A76];&quot;: var(--wf-&quot;;[.A76];&quot;);&quot;)" office:value-type="string" office:string-value="font-synthesis-small-caps: var(--wf-font-synthesis-small-caps);" calcext:value-type="string">
            <text:p>font-synthesis-small-caps: var(--wf-font-synthesis-small-caps);</text:p>
          </table:table-cell>
          <table:table-cell table:style-name="ce1" table:formula="of:=COM.MICROSOFT.CONCAT([.A76];&quot;: var(--wf-&quot;;[.A76];&quot;) !important;&quot;)" office:value-type="string" office:string-value="font-synthesis-small-caps: var(--wf-font-synthesis-small-caps) !important;" calcext:value-type="string">
            <text:p>font-synthesis-small-caps: var(--wf-font-synthesis-small-caps) !important;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font-synthesis-style</text:p>
          </table:table-cell>
          <table:table-cell table:style-name="ce1" table:formula="of:=COM.MICROSOFT.CONCAT(&quot;--wf-&quot;;[.A77];&quot;: revert;&quot;)" office:value-type="string" office:string-value="--wf-font-synthesis-style: revert;" calcext:value-type="string">
            <text:p>--wf-font-synthesis-style: revert;</text:p>
          </table:table-cell>
          <table:table-cell table:style-name="ce1" table:formula="of:=COM.MICROSOFT.CONCAT([.A77];&quot;: var(--wf-&quot;;[.A77];&quot;);&quot;)" office:value-type="string" office:string-value="font-synthesis-style: var(--wf-font-synthesis-style);" calcext:value-type="string">
            <text:p>font-synthesis-style: var(--wf-font-synthesis-style);</text:p>
          </table:table-cell>
          <table:table-cell table:style-name="ce1" table:formula="of:=COM.MICROSOFT.CONCAT([.A77];&quot;: var(--wf-&quot;;[.A77];&quot;) !important;&quot;)" office:value-type="string" office:string-value="font-synthesis-style: var(--wf-font-synthesis-style) !important;" calcext:value-type="string">
            <text:p>font-synthesis-style: var(--wf-font-synthesis-style) !important;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font-synthesis-weight</text:p>
          </table:table-cell>
          <table:table-cell table:style-name="ce1" table:formula="of:=COM.MICROSOFT.CONCAT(&quot;--wf-&quot;;[.A78];&quot;: revert;&quot;)" office:value-type="string" office:string-value="--wf-font-synthesis-weight: revert;" calcext:value-type="string">
            <text:p>--wf-font-synthesis-weight: revert;</text:p>
          </table:table-cell>
          <table:table-cell table:style-name="ce1" table:formula="of:=COM.MICROSOFT.CONCAT([.A78];&quot;: var(--wf-&quot;;[.A78];&quot;);&quot;)" office:value-type="string" office:string-value="font-synthesis-weight: var(--wf-font-synthesis-weight);" calcext:value-type="string">
            <text:p>font-synthesis-weight: var(--wf-font-synthesis-weight);</text:p>
          </table:table-cell>
          <table:table-cell table:style-name="ce1" table:formula="of:=COM.MICROSOFT.CONCAT([.A78];&quot;: var(--wf-&quot;;[.A78];&quot;) !important;&quot;)" office:value-type="string" office:string-value="font-synthesis-weight: var(--wf-font-synthesis-weight) !important;" calcext:value-type="string">
            <text:p>font-synthesis-weight: var(--wf-font-synthesis-weight) !important;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font-variant-alternates</text:p>
          </table:table-cell>
          <table:table-cell table:style-name="ce1" table:formula="of:=COM.MICROSOFT.CONCAT(&quot;--wf-&quot;;[.A79];&quot;: revert;&quot;)" office:value-type="string" office:string-value="--wf-font-variant-alternates: revert;" calcext:value-type="string">
            <text:p>--wf-font-variant-alternates: revert;</text:p>
          </table:table-cell>
          <table:table-cell table:style-name="ce1" table:formula="of:=COM.MICROSOFT.CONCAT([.A79];&quot;: var(--wf-&quot;;[.A79];&quot;);&quot;)" office:value-type="string" office:string-value="font-variant-alternates: var(--wf-font-variant-alternates);" calcext:value-type="string">
            <text:p>font-variant-alternates: var(--wf-font-variant-alternates);</text:p>
          </table:table-cell>
          <table:table-cell table:style-name="ce1" table:formula="of:=COM.MICROSOFT.CONCAT([.A79];&quot;: var(--wf-&quot;;[.A79];&quot;) !important;&quot;)" office:value-type="string" office:string-value="font-variant-alternates: var(--wf-font-variant-alternates) !important;" calcext:value-type="string">
            <text:p>font-variant-alternates: var(--wf-font-variant-alternates) !important;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font-variant-caps</text:p>
          </table:table-cell>
          <table:table-cell table:style-name="ce1" table:formula="of:=COM.MICROSOFT.CONCAT(&quot;--wf-&quot;;[.A80];&quot;: revert;&quot;)" office:value-type="string" office:string-value="--wf-font-variant-caps: revert;" calcext:value-type="string">
            <text:p>--wf-font-variant-caps: revert;</text:p>
          </table:table-cell>
          <table:table-cell table:style-name="ce1" table:formula="of:=COM.MICROSOFT.CONCAT([.A80];&quot;: var(--wf-&quot;;[.A80];&quot;);&quot;)" office:value-type="string" office:string-value="font-variant-caps: var(--wf-font-variant-caps);" calcext:value-type="string">
            <text:p>font-variant-caps: var(--wf-font-variant-caps);</text:p>
          </table:table-cell>
          <table:table-cell table:style-name="ce1" table:formula="of:=COM.MICROSOFT.CONCAT([.A80];&quot;: var(--wf-&quot;;[.A80];&quot;) !important;&quot;)" office:value-type="string" office:string-value="font-variant-caps: var(--wf-font-variant-caps) !important;" calcext:value-type="string">
            <text:p>font-variant-caps: var(--wf-font-variant-caps) !important;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font-variant-east-asian</text:p>
          </table:table-cell>
          <table:table-cell table:style-name="ce1" table:formula="of:=COM.MICROSOFT.CONCAT(&quot;--wf-&quot;;[.A81];&quot;: revert;&quot;)" office:value-type="string" office:string-value="--wf-font-variant-east-asian: revert;" calcext:value-type="string">
            <text:p>--wf-font-variant-east-asian: revert;</text:p>
          </table:table-cell>
          <table:table-cell table:style-name="ce1" table:formula="of:=COM.MICROSOFT.CONCAT([.A81];&quot;: var(--wf-&quot;;[.A81];&quot;);&quot;)" office:value-type="string" office:string-value="font-variant-east-asian: var(--wf-font-variant-east-asian);" calcext:value-type="string">
            <text:p>font-variant-east-asian: var(--wf-font-variant-east-asian);</text:p>
          </table:table-cell>
          <table:table-cell table:style-name="ce1" table:formula="of:=COM.MICROSOFT.CONCAT([.A81];&quot;: var(--wf-&quot;;[.A81];&quot;) !important;&quot;)" office:value-type="string" office:string-value="font-variant-east-asian: var(--wf-font-variant-east-asian) !important;" calcext:value-type="string">
            <text:p>font-variant-east-asian: var(--wf-font-variant-east-asian) !important;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font-variant-ligatures</text:p>
          </table:table-cell>
          <table:table-cell table:style-name="ce1" table:formula="of:=COM.MICROSOFT.CONCAT(&quot;--wf-&quot;;[.A82];&quot;: revert;&quot;)" office:value-type="string" office:string-value="--wf-font-variant-ligatures: revert;" calcext:value-type="string">
            <text:p>--wf-font-variant-ligatures: revert;</text:p>
          </table:table-cell>
          <table:table-cell table:style-name="ce1" table:formula="of:=COM.MICROSOFT.CONCAT([.A82];&quot;: var(--wf-&quot;;[.A82];&quot;);&quot;)" office:value-type="string" office:string-value="font-variant-ligatures: var(--wf-font-variant-ligatures);" calcext:value-type="string">
            <text:p>font-variant-ligatures: var(--wf-font-variant-ligatures);</text:p>
          </table:table-cell>
          <table:table-cell table:style-name="ce1" table:formula="of:=COM.MICROSOFT.CONCAT([.A82];&quot;: var(--wf-&quot;;[.A82];&quot;) !important;&quot;)" office:value-type="string" office:string-value="font-variant-ligatures: var(--wf-font-variant-ligatures) !important;" calcext:value-type="string">
            <text:p>font-variant-ligatures: var(--wf-font-variant-ligatures) !important;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font-variant-numeric</text:p>
          </table:table-cell>
          <table:table-cell table:style-name="ce1" table:formula="of:=COM.MICROSOFT.CONCAT(&quot;--wf-&quot;;[.A83];&quot;: revert;&quot;)" office:value-type="string" office:string-value="--wf-font-variant-numeric: revert;" calcext:value-type="string">
            <text:p>--wf-font-variant-numeric: revert;</text:p>
          </table:table-cell>
          <table:table-cell table:style-name="ce1" table:formula="of:=COM.MICROSOFT.CONCAT([.A83];&quot;: var(--wf-&quot;;[.A83];&quot;);&quot;)" office:value-type="string" office:string-value="font-variant-numeric: var(--wf-font-variant-numeric);" calcext:value-type="string">
            <text:p>font-variant-numeric: var(--wf-font-variant-numeric);</text:p>
          </table:table-cell>
          <table:table-cell table:style-name="ce1" table:formula="of:=COM.MICROSOFT.CONCAT([.A83];&quot;: var(--wf-&quot;;[.A83];&quot;) !important;&quot;)" office:value-type="string" office:string-value="font-variant-numeric: var(--wf-font-variant-numeric) !important;" calcext:value-type="string">
            <text:p>font-variant-numeric: var(--wf-font-variant-numeric) !important;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font-variant-position</text:p>
          </table:table-cell>
          <table:table-cell table:style-name="ce1" table:formula="of:=COM.MICROSOFT.CONCAT(&quot;--wf-&quot;;[.A84];&quot;: revert;&quot;)" office:value-type="string" office:string-value="--wf-font-variant-position: revert;" calcext:value-type="string">
            <text:p>--wf-font-variant-position: revert;</text:p>
          </table:table-cell>
          <table:table-cell table:style-name="ce1" table:formula="of:=COM.MICROSOFT.CONCAT([.A84];&quot;: var(--wf-&quot;;[.A84];&quot;);&quot;)" office:value-type="string" office:string-value="font-variant-position: var(--wf-font-variant-position);" calcext:value-type="string">
            <text:p>font-variant-position: var(--wf-font-variant-position);</text:p>
          </table:table-cell>
          <table:table-cell table:style-name="ce1" table:formula="of:=COM.MICROSOFT.CONCAT([.A84];&quot;: var(--wf-&quot;;[.A84];&quot;) !important;&quot;)" office:value-type="string" office:string-value="font-variant-position: var(--wf-font-variant-position) !important;" calcext:value-type="string">
            <text:p>font-variant-position: var(--wf-font-variant-position) !important;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font-variation-settings</text:p>
          </table:table-cell>
          <table:table-cell table:style-name="ce1" table:formula="of:=COM.MICROSOFT.CONCAT(&quot;--wf-&quot;;[.A85];&quot;: revert;&quot;)" office:value-type="string" office:string-value="--wf-font-variation-settings: revert;" calcext:value-type="string">
            <text:p>--wf-font-variation-settings: revert;</text:p>
          </table:table-cell>
          <table:table-cell table:style-name="ce1" table:formula="of:=COM.MICROSOFT.CONCAT([.A85];&quot;: var(--wf-&quot;;[.A85];&quot;);&quot;)" office:value-type="string" office:string-value="font-variation-settings: var(--wf-font-variation-settings);" calcext:value-type="string">
            <text:p>font-variation-settings: var(--wf-font-variation-settings);</text:p>
          </table:table-cell>
          <table:table-cell table:style-name="ce1" table:formula="of:=COM.MICROSOFT.CONCAT([.A85];&quot;: var(--wf-&quot;;[.A85];&quot;) !important;&quot;)" office:value-type="string" office:string-value="font-variation-settings: var(--wf-font-variation-settings) !important;" calcext:value-type="string">
            <text:p>font-variation-settings: var(--wf-font-variation-settings) !important;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font-weight</text:p>
          </table:table-cell>
          <table:table-cell table:style-name="ce1" table:formula="of:=COM.MICROSOFT.CONCAT(&quot;--wf-&quot;;[.A86];&quot;: revert;&quot;)" office:value-type="string" office:string-value="--wf-font-weight: revert;" calcext:value-type="string">
            <text:p>--wf-font-weight: revert;</text:p>
          </table:table-cell>
          <table:table-cell table:style-name="ce1" table:formula="of:=COM.MICROSOFT.CONCAT([.A86];&quot;: var(--wf-&quot;;[.A86];&quot;);&quot;)" office:value-type="string" office:string-value="font-weight: var(--wf-font-weight);" calcext:value-type="string">
            <text:p>font-weight: var(--wf-font-weight);</text:p>
          </table:table-cell>
          <table:table-cell table:style-name="ce1" table:formula="of:=COM.MICROSOFT.CONCAT([.A86];&quot;: var(--wf-&quot;;[.A86];&quot;) !important;&quot;)" office:value-type="string" office:string-value="font-weight: var(--wf-font-weight) !important;" calcext:value-type="string">
            <text:p>font-weight: var(--wf-font-weight) !important;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height</text:p>
          </table:table-cell>
          <table:table-cell table:style-name="ce1" table:formula="of:=COM.MICROSOFT.CONCAT(&quot;--wf-&quot;;[.A87];&quot;: revert;&quot;)" office:value-type="string" office:string-value="--wf-height: revert;" calcext:value-type="string">
            <text:p>--wf-height: revert;</text:p>
          </table:table-cell>
          <table:table-cell table:style-name="ce1" table:formula="of:=COM.MICROSOFT.CONCAT([.A87];&quot;: var(--wf-&quot;;[.A87];&quot;);&quot;)" office:value-type="string" office:string-value="height: var(--wf-height);" calcext:value-type="string">
            <text:p>height: var(--wf-height);</text:p>
          </table:table-cell>
          <table:table-cell table:style-name="ce1" table:formula="of:=COM.MICROSOFT.CONCAT([.A87];&quot;: var(--wf-&quot;;[.A87];&quot;) !important;&quot;)" office:value-type="string" office:string-value="height: var(--wf-height) !important;" calcext:value-type="string">
            <text:p>height: var(--wf-height) !important;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hljs-attribute</text:p>
          </table:table-cell>
          <table:table-cell table:style-name="ce1" table:formula="of:=COM.MICROSOFT.CONCAT(&quot;--wf-&quot;;[.A88];&quot;: revert;&quot;)" office:value-type="string" office:string-value="--wf-hljs-attribute: revert;" calcext:value-type="string">
            <text:p>--wf-hljs-attribute: revert;</text:p>
          </table:table-cell>
          <table:table-cell table:style-name="ce1" table:formula="of:=COM.MICROSOFT.CONCAT([.A88];&quot;: var(--wf-&quot;;[.A88];&quot;);&quot;)" office:value-type="string" office:string-value="hljs-attribute: var(--wf-hljs-attribute);" calcext:value-type="string">
            <text:p>hljs-attribute: var(--wf-hljs-attribute);</text:p>
          </table:table-cell>
          <table:table-cell table:style-name="ce1" table:formula="of:=COM.MICROSOFT.CONCAT([.A88];&quot;: var(--wf-&quot;;[.A88];&quot;) !important;&quot;)" office:value-type="string" office:string-value="hljs-attribute: var(--wf-hljs-attribute) !important;" calcext:value-type="string">
            <text:p>hljs-attribute: var(--wf-hljs-attribute) !important;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hljs-background</text:p>
          </table:table-cell>
          <table:table-cell table:style-name="ce1" table:formula="of:=COM.MICROSOFT.CONCAT(&quot;--wf-&quot;;[.A89];&quot;: revert;&quot;)" office:value-type="string" office:string-value="--wf-hljs-background: revert;" calcext:value-type="string">
            <text:p>--wf-hljs-background: revert;</text:p>
          </table:table-cell>
          <table:table-cell table:style-name="ce1" table:formula="of:=COM.MICROSOFT.CONCAT([.A89];&quot;: var(--wf-&quot;;[.A89];&quot;);&quot;)" office:value-type="string" office:string-value="hljs-background: var(--wf-hljs-background);" calcext:value-type="string">
            <text:p>hljs-background: var(--wf-hljs-background);</text:p>
          </table:table-cell>
          <table:table-cell table:style-name="ce1" table:formula="of:=COM.MICROSOFT.CONCAT([.A89];&quot;: var(--wf-&quot;;[.A89];&quot;) !important;&quot;)" office:value-type="string" office:string-value="hljs-background: var(--wf-hljs-background) !important;" calcext:value-type="string">
            <text:p>hljs-background: var(--wf-hljs-background) !important;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hljs-comment</text:p>
          </table:table-cell>
          <table:table-cell table:style-name="ce1" table:formula="of:=COM.MICROSOFT.CONCAT(&quot;--wf-&quot;;[.A90];&quot;: revert;&quot;)" office:value-type="string" office:string-value="--wf-hljs-comment: revert;" calcext:value-type="string">
            <text:p>--wf-hljs-comment: revert;</text:p>
          </table:table-cell>
          <table:table-cell table:style-name="ce1" table:formula="of:=COM.MICROSOFT.CONCAT([.A90];&quot;: var(--wf-&quot;;[.A90];&quot;);&quot;)" office:value-type="string" office:string-value="hljs-comment: var(--wf-hljs-comment);" calcext:value-type="string">
            <text:p>hljs-comment: var(--wf-hljs-comment);</text:p>
          </table:table-cell>
          <table:table-cell table:style-name="ce1" table:formula="of:=COM.MICROSOFT.CONCAT([.A90];&quot;: var(--wf-&quot;;[.A90];&quot;) !important;&quot;)" office:value-type="string" office:string-value="hljs-comment: var(--wf-hljs-comment) !important;" calcext:value-type="string">
            <text:p>hljs-comment: var(--wf-hljs-comment) !important;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hljs-keyword</text:p>
          </table:table-cell>
          <table:table-cell table:style-name="ce1" table:formula="of:=COM.MICROSOFT.CONCAT(&quot;--wf-&quot;;[.A91];&quot;: revert;&quot;)" office:value-type="string" office:string-value="--wf-hljs-keyword: revert;" calcext:value-type="string">
            <text:p>--wf-hljs-keyword: revert;</text:p>
          </table:table-cell>
          <table:table-cell table:style-name="ce1" table:formula="of:=COM.MICROSOFT.CONCAT([.A91];&quot;: var(--wf-&quot;;[.A91];&quot;);&quot;)" office:value-type="string" office:string-value="hljs-keyword: var(--wf-hljs-keyword);" calcext:value-type="string">
            <text:p>hljs-keyword: var(--wf-hljs-keyword);</text:p>
          </table:table-cell>
          <table:table-cell table:style-name="ce1" table:formula="of:=COM.MICROSOFT.CONCAT([.A91];&quot;: var(--wf-&quot;;[.A91];&quot;) !important;&quot;)" office:value-type="string" office:string-value="hljs-keyword: var(--wf-hljs-keyword) !important;" calcext:value-type="string">
            <text:p>hljs-keyword: var(--wf-hljs-keyword) !important;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hljs-string</text:p>
          </table:table-cell>
          <table:table-cell table:style-name="ce1" table:formula="of:=COM.MICROSOFT.CONCAT(&quot;--wf-&quot;;[.A92];&quot;: revert;&quot;)" office:value-type="string" office:string-value="--wf-hljs-string: revert;" calcext:value-type="string">
            <text:p>--wf-hljs-string: revert;</text:p>
          </table:table-cell>
          <table:table-cell table:style-name="ce1" table:formula="of:=COM.MICROSOFT.CONCAT([.A92];&quot;: var(--wf-&quot;;[.A92];&quot;);&quot;)" office:value-type="string" office:string-value="hljs-string: var(--wf-hljs-string);" calcext:value-type="string">
            <text:p>hljs-string: var(--wf-hljs-string);</text:p>
          </table:table-cell>
          <table:table-cell table:style-name="ce1" table:formula="of:=COM.MICROSOFT.CONCAT([.A92];&quot;: var(--wf-&quot;;[.A92];&quot;) !important;&quot;)" office:value-type="string" office:string-value="hljs-string: var(--wf-hljs-string) !important;" calcext:value-type="string">
            <text:p>hljs-string: var(--wf-hljs-string) !important;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hljs-text</text:p>
          </table:table-cell>
          <table:table-cell table:style-name="ce1" table:formula="of:=COM.MICROSOFT.CONCAT(&quot;--wf-&quot;;[.A93];&quot;: revert;&quot;)" office:value-type="string" office:string-value="--wf-hljs-text: revert;" calcext:value-type="string">
            <text:p>--wf-hljs-text: revert;</text:p>
          </table:table-cell>
          <table:table-cell table:style-name="ce1" table:formula="of:=COM.MICROSOFT.CONCAT([.A93];&quot;: var(--wf-&quot;;[.A93];&quot;);&quot;)" office:value-type="string" office:string-value="hljs-text: var(--wf-hljs-text);" calcext:value-type="string">
            <text:p>hljs-text: var(--wf-hljs-text);</text:p>
          </table:table-cell>
          <table:table-cell table:style-name="ce1" table:formula="of:=COM.MICROSOFT.CONCAT([.A93];&quot;: var(--wf-&quot;;[.A93];&quot;) !important;&quot;)" office:value-type="string" office:string-value="hljs-text: var(--wf-hljs-text) !important;" calcext:value-type="string">
            <text:p>hljs-text: var(--wf-hljs-text) !important;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hljs-title</text:p>
          </table:table-cell>
          <table:table-cell table:style-name="ce1" table:formula="of:=COM.MICROSOFT.CONCAT(&quot;--wf-&quot;;[.A94];&quot;: revert;&quot;)" office:value-type="string" office:string-value="--wf-hljs-title: revert;" calcext:value-type="string">
            <text:p>--wf-hljs-title: revert;</text:p>
          </table:table-cell>
          <table:table-cell table:style-name="ce1" table:formula="of:=COM.MICROSOFT.CONCAT([.A94];&quot;: var(--wf-&quot;;[.A94];&quot;);&quot;)" office:value-type="string" office:string-value="hljs-title: var(--wf-hljs-title);" calcext:value-type="string">
            <text:p>hljs-title: var(--wf-hljs-title);</text:p>
          </table:table-cell>
          <table:table-cell table:style-name="ce1" table:formula="of:=COM.MICROSOFT.CONCAT([.A94];&quot;: var(--wf-&quot;;[.A94];&quot;) !important;&quot;)" office:value-type="string" office:string-value="hljs-title: var(--wf-hljs-title) !important;" calcext:value-type="string">
            <text:p>hljs-title: var(--wf-hljs-title) !important;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hljs-type</text:p>
          </table:table-cell>
          <table:table-cell table:style-name="ce1" table:formula="of:=COM.MICROSOFT.CONCAT(&quot;--wf-&quot;;[.A95];&quot;: revert;&quot;)" office:value-type="string" office:string-value="--wf-hljs-type: revert;" calcext:value-type="string">
            <text:p>--wf-hljs-type: revert;</text:p>
          </table:table-cell>
          <table:table-cell table:style-name="ce1" table:formula="of:=COM.MICROSOFT.CONCAT([.A95];&quot;: var(--wf-&quot;;[.A95];&quot;);&quot;)" office:value-type="string" office:string-value="hljs-type: var(--wf-hljs-type);" calcext:value-type="string">
            <text:p>hljs-type: var(--wf-hljs-type);</text:p>
          </table:table-cell>
          <table:table-cell table:style-name="ce1" table:formula="of:=COM.MICROSOFT.CONCAT([.A95];&quot;: var(--wf-&quot;;[.A95];&quot;) !important;&quot;)" office:value-type="string" office:string-value="hljs-type: var(--wf-hljs-type) !important;" calcext:value-type="string">
            <text:p>hljs-type: var(--wf-hljs-type) !important;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justify-content</text:p>
          </table:table-cell>
          <table:table-cell table:style-name="ce1" table:formula="of:=COM.MICROSOFT.CONCAT(&quot;--wf-&quot;;[.A96];&quot;: revert;&quot;)" office:value-type="string" office:string-value="--wf-justify-content: revert;" calcext:value-type="string">
            <text:p>--wf-justify-content: revert;</text:p>
          </table:table-cell>
          <table:table-cell table:style-name="ce1" table:formula="of:=COM.MICROSOFT.CONCAT([.A96];&quot;: var(--wf-&quot;;[.A96];&quot;);&quot;)" office:value-type="string" office:string-value="justify-content: var(--wf-justify-content);" calcext:value-type="string">
            <text:p>justify-content: var(--wf-justify-content);</text:p>
          </table:table-cell>
          <table:table-cell table:style-name="ce1" table:formula="of:=COM.MICROSOFT.CONCAT([.A96];&quot;: var(--wf-&quot;;[.A96];&quot;) !important;&quot;)" office:value-type="string" office:string-value="justify-content: var(--wf-justify-content) !important;" calcext:value-type="string">
            <text:p>justify-content: var(--wf-justify-content) !important;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left</text:p>
          </table:table-cell>
          <table:table-cell table:style-name="ce1" table:formula="of:=COM.MICROSOFT.CONCAT(&quot;--wf-&quot;;[.A97];&quot;: revert;&quot;)" office:value-type="string" office:string-value="--wf-left: revert;" calcext:value-type="string">
            <text:p>--wf-left: revert;</text:p>
          </table:table-cell>
          <table:table-cell table:style-name="ce1" table:formula="of:=COM.MICROSOFT.CONCAT([.A97];&quot;: var(--wf-&quot;;[.A97];&quot;);&quot;)" office:value-type="string" office:string-value="left: var(--wf-left);" calcext:value-type="string">
            <text:p>left: var(--wf-left);</text:p>
          </table:table-cell>
          <table:table-cell table:style-name="ce1" table:formula="of:=COM.MICROSOFT.CONCAT([.A97];&quot;: var(--wf-&quot;;[.A97];&quot;) !important;&quot;)" office:value-type="string" office:string-value="left: var(--wf-left) !important;" calcext:value-type="string">
            <text:p>left: var(--wf-left) !important;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letter-spacing</text:p>
          </table:table-cell>
          <table:table-cell table:style-name="ce1" table:formula="of:=COM.MICROSOFT.CONCAT(&quot;--wf-&quot;;[.A98];&quot;: revert;&quot;)" office:value-type="string" office:string-value="--wf-letter-spacing: revert;" calcext:value-type="string">
            <text:p>--wf-letter-spacing: revert;</text:p>
          </table:table-cell>
          <table:table-cell table:style-name="ce1" table:formula="of:=COM.MICROSOFT.CONCAT([.A98];&quot;: var(--wf-&quot;;[.A98];&quot;);&quot;)" office:value-type="string" office:string-value="letter-spacing: var(--wf-letter-spacing);" calcext:value-type="string">
            <text:p>letter-spacing: var(--wf-letter-spacing);</text:p>
          </table:table-cell>
          <table:table-cell table:style-name="ce1" table:formula="of:=COM.MICROSOFT.CONCAT([.A98];&quot;: var(--wf-&quot;;[.A98];&quot;) !important;&quot;)" office:value-type="string" office:string-value="letter-spacing: var(--wf-letter-spacing) !important;" calcext:value-type="string">
            <text:p>letter-spacing: var(--wf-letter-spacing) !important;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line-height</text:p>
          </table:table-cell>
          <table:table-cell table:style-name="ce1" table:formula="of:=COM.MICROSOFT.CONCAT(&quot;--wf-&quot;;[.A99];&quot;: revert;&quot;)" office:value-type="string" office:string-value="--wf-line-height: revert;" calcext:value-type="string">
            <text:p>--wf-line-height: revert;</text:p>
          </table:table-cell>
          <table:table-cell table:style-name="ce1" table:formula="of:=COM.MICROSOFT.CONCAT([.A99];&quot;: var(--wf-&quot;;[.A99];&quot;);&quot;)" office:value-type="string" office:string-value="line-height: var(--wf-line-height);" calcext:value-type="string">
            <text:p>line-height: var(--wf-line-height);</text:p>
          </table:table-cell>
          <table:table-cell table:style-name="ce1" table:formula="of:=COM.MICROSOFT.CONCAT([.A99];&quot;: var(--wf-&quot;;[.A99];&quot;) !important;&quot;)" office:value-type="string" office:string-value="line-height: var(--wf-line-height) !important;" calcext:value-type="string">
            <text:p>line-height: var(--wf-line-height) !important;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list-style-image</text:p>
          </table:table-cell>
          <table:table-cell table:style-name="ce1" table:formula="of:=COM.MICROSOFT.CONCAT(&quot;--wf-&quot;;[.A100];&quot;: revert;&quot;)" office:value-type="string" office:string-value="--wf-list-style-image: revert;" calcext:value-type="string">
            <text:p>--wf-list-style-image: revert;</text:p>
          </table:table-cell>
          <table:table-cell table:style-name="ce1" table:formula="of:=COM.MICROSOFT.CONCAT([.A100];&quot;: var(--wf-&quot;;[.A100];&quot;);&quot;)" office:value-type="string" office:string-value="list-style-image: var(--wf-list-style-image);" calcext:value-type="string">
            <text:p>list-style-image: var(--wf-list-style-image);</text:p>
          </table:table-cell>
          <table:table-cell table:style-name="ce1" table:formula="of:=COM.MICROSOFT.CONCAT([.A100];&quot;: var(--wf-&quot;;[.A100];&quot;) !important;&quot;)" office:value-type="string" office:string-value="list-style-image: var(--wf-list-style-image) !important;" calcext:value-type="string">
            <text:p>list-style-image: var(--wf-list-style-image) !important;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list-style-position</text:p>
          </table:table-cell>
          <table:table-cell table:style-name="ce1" table:formula="of:=COM.MICROSOFT.CONCAT(&quot;--wf-&quot;;[.A101];&quot;: revert;&quot;)" office:value-type="string" office:string-value="--wf-list-style-position: revert;" calcext:value-type="string">
            <text:p>--wf-list-style-position: revert;</text:p>
          </table:table-cell>
          <table:table-cell table:style-name="ce1" table:formula="of:=COM.MICROSOFT.CONCAT([.A101];&quot;: var(--wf-&quot;;[.A101];&quot;);&quot;)" office:value-type="string" office:string-value="list-style-position: var(--wf-list-style-position);" calcext:value-type="string">
            <text:p>list-style-position: var(--wf-list-style-position);</text:p>
          </table:table-cell>
          <table:table-cell table:style-name="ce1" table:formula="of:=COM.MICROSOFT.CONCAT([.A101];&quot;: var(--wf-&quot;;[.A101];&quot;) !important;&quot;)" office:value-type="string" office:string-value="list-style-position: var(--wf-list-style-position) !important;" calcext:value-type="string">
            <text:p>list-style-position: var(--wf-list-style-position) !important;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list-style-type</text:p>
          </table:table-cell>
          <table:table-cell table:style-name="ce1" table:formula="of:=COM.MICROSOFT.CONCAT(&quot;--wf-&quot;;[.A102];&quot;: revert;&quot;)" office:value-type="string" office:string-value="--wf-list-style-type: revert;" calcext:value-type="string">
            <text:p>--wf-list-style-type: revert;</text:p>
          </table:table-cell>
          <table:table-cell table:style-name="ce1" table:formula="of:=COM.MICROSOFT.CONCAT([.A102];&quot;: var(--wf-&quot;;[.A102];&quot;);&quot;)" office:value-type="string" office:string-value="list-style-type: var(--wf-list-style-type);" calcext:value-type="string">
            <text:p>list-style-type: var(--wf-list-style-type);</text:p>
          </table:table-cell>
          <table:table-cell table:style-name="ce1" table:formula="of:=COM.MICROSOFT.CONCAT([.A102];&quot;: var(--wf-&quot;;[.A102];&quot;) !important;&quot;)" office:value-type="string" office:string-value="list-style-type: var(--wf-list-style-type) !important;" calcext:value-type="string">
            <text:p>list-style-type: var(--wf-list-style-type) !important;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argin-bottom</text:p>
          </table:table-cell>
          <table:table-cell table:style-name="ce1" table:formula="of:=COM.MICROSOFT.CONCAT(&quot;--wf-&quot;;[.A103];&quot;: revert;&quot;)" office:value-type="string" office:string-value="--wf-margin-bottom: revert;" calcext:value-type="string">
            <text:p>--wf-margin-bottom: revert;</text:p>
          </table:table-cell>
          <table:table-cell table:style-name="ce1" table:formula="of:=COM.MICROSOFT.CONCAT([.A103];&quot;: var(--wf-&quot;;[.A103];&quot;);&quot;)" office:value-type="string" office:string-value="margin-bottom: var(--wf-margin-bottom);" calcext:value-type="string">
            <text:p>margin-bottom: var(--wf-margin-bottom);</text:p>
          </table:table-cell>
          <table:table-cell table:style-name="ce1" table:formula="of:=COM.MICROSOFT.CONCAT([.A103];&quot;: var(--wf-&quot;;[.A103];&quot;) !important;&quot;)" office:value-type="string" office:string-value="margin-bottom: var(--wf-margin-bottom) !important;" calcext:value-type="string">
            <text:p>margin-bottom: var(--wf-margin-bottom) !important;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argin-left</text:p>
          </table:table-cell>
          <table:table-cell table:style-name="ce1" table:formula="of:=COM.MICROSOFT.CONCAT(&quot;--wf-&quot;;[.A104];&quot;: revert;&quot;)" office:value-type="string" office:string-value="--wf-margin-left: revert;" calcext:value-type="string">
            <text:p>--wf-margin-left: revert;</text:p>
          </table:table-cell>
          <table:table-cell table:style-name="ce1" table:formula="of:=COM.MICROSOFT.CONCAT([.A104];&quot;: var(--wf-&quot;;[.A104];&quot;);&quot;)" office:value-type="string" office:string-value="margin-left: var(--wf-margin-left);" calcext:value-type="string">
            <text:p>margin-left: var(--wf-margin-left);</text:p>
          </table:table-cell>
          <table:table-cell table:style-name="ce1" table:formula="of:=COM.MICROSOFT.CONCAT([.A104];&quot;: var(--wf-&quot;;[.A104];&quot;) !important;&quot;)" office:value-type="string" office:string-value="margin-left: var(--wf-margin-left) !important;" calcext:value-type="string">
            <text:p>margin-left: var(--wf-margin-left) !important;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argin-left</text:p>
          </table:table-cell>
          <table:table-cell table:style-name="ce1" table:formula="of:=COM.MICROSOFT.CONCAT(&quot;--wf-&quot;;[.A105];&quot;: revert;&quot;)" office:value-type="string" office:string-value="--wf-margin-left: revert;" calcext:value-type="string">
            <text:p>--wf-margin-left: revert;</text:p>
          </table:table-cell>
          <table:table-cell table:style-name="ce1" table:formula="of:=COM.MICROSOFT.CONCAT([.A105];&quot;: var(--wf-&quot;;[.A105];&quot;);&quot;)" office:value-type="string" office:string-value="margin-left: var(--wf-margin-left);" calcext:value-type="string">
            <text:p>margin-left: var(--wf-margin-left);</text:p>
          </table:table-cell>
          <table:table-cell table:style-name="ce1" table:formula="of:=COM.MICROSOFT.CONCAT([.A105];&quot;: var(--wf-&quot;;[.A105];&quot;) !important;&quot;)" office:value-type="string" office:string-value="margin-left: var(--wf-margin-left) !important;" calcext:value-type="string">
            <text:p>margin-left: var(--wf-margin-left) !important;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argin-right</text:p>
          </table:table-cell>
          <table:table-cell table:style-name="ce1" table:formula="of:=COM.MICROSOFT.CONCAT(&quot;--wf-&quot;;[.A106];&quot;: revert;&quot;)" office:value-type="string" office:string-value="--wf-margin-right: revert;" calcext:value-type="string">
            <text:p>--wf-margin-right: revert;</text:p>
          </table:table-cell>
          <table:table-cell table:style-name="ce1" table:formula="of:=COM.MICROSOFT.CONCAT([.A106];&quot;: var(--wf-&quot;;[.A106];&quot;);&quot;)" office:value-type="string" office:string-value="margin-right: var(--wf-margin-right);" calcext:value-type="string">
            <text:p>margin-right: var(--wf-margin-right);</text:p>
          </table:table-cell>
          <table:table-cell table:style-name="ce1" table:formula="of:=COM.MICROSOFT.CONCAT([.A106];&quot;: var(--wf-&quot;;[.A106];&quot;) !important;&quot;)" office:value-type="string" office:string-value="margin-right: var(--wf-margin-right) !important;" calcext:value-type="string">
            <text:p>margin-right: var(--wf-margin-right) !important;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argin-top</text:p>
          </table:table-cell>
          <table:table-cell table:style-name="ce1" table:formula="of:=COM.MICROSOFT.CONCAT(&quot;--wf-&quot;;[.A107];&quot;: revert;&quot;)" office:value-type="string" office:string-value="--wf-margin-top: revert;" calcext:value-type="string">
            <text:p>--wf-margin-top: revert;</text:p>
          </table:table-cell>
          <table:table-cell table:style-name="ce1" table:formula="of:=COM.MICROSOFT.CONCAT([.A107];&quot;: var(--wf-&quot;;[.A107];&quot;);&quot;)" office:value-type="string" office:string-value="margin-top: var(--wf-margin-top);" calcext:value-type="string">
            <text:p>margin-top: var(--wf-margin-top);</text:p>
          </table:table-cell>
          <table:table-cell table:style-name="ce1" table:formula="of:=COM.MICROSOFT.CONCAT([.A107];&quot;: var(--wf-&quot;;[.A107];&quot;) !important;&quot;)" office:value-type="string" office:string-value="margin-top: var(--wf-margin-top) !important;" calcext:value-type="string">
            <text:p>margin-top: var(--wf-margin-top) !important;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argin-trim</text:p>
          </table:table-cell>
          <table:table-cell table:style-name="ce1" table:formula="of:=COM.MICROSOFT.CONCAT(&quot;--wf-&quot;;[.A108];&quot;: revert;&quot;)" office:value-type="string" office:string-value="--wf-margin-trim: revert;" calcext:value-type="string">
            <text:p>--wf-margin-trim: revert;</text:p>
          </table:table-cell>
          <table:table-cell table:style-name="ce1" table:formula="of:=COM.MICROSOFT.CONCAT([.A108];&quot;: var(--wf-&quot;;[.A108];&quot;);&quot;)" office:value-type="string" office:string-value="margin-trim: var(--wf-margin-trim);" calcext:value-type="string">
            <text:p>margin-trim: var(--wf-margin-trim);</text:p>
          </table:table-cell>
          <table:table-cell table:style-name="ce1" table:formula="of:=COM.MICROSOFT.CONCAT([.A108];&quot;: var(--wf-&quot;;[.A108];&quot;) !important;&quot;)" office:value-type="string" office:string-value="margin-trim: var(--wf-margin-trim) !important;" calcext:value-type="string">
            <text:p>margin-trim: var(--wf-margin-trim) !important;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ax-height</text:p>
          </table:table-cell>
          <table:table-cell table:style-name="ce1" table:formula="of:=COM.MICROSOFT.CONCAT(&quot;--wf-&quot;;[.A109];&quot;: revert;&quot;)" office:value-type="string" office:string-value="--wf-max-height: revert;" calcext:value-type="string">
            <text:p>--wf-max-height: revert;</text:p>
          </table:table-cell>
          <table:table-cell table:style-name="ce1" table:formula="of:=COM.MICROSOFT.CONCAT([.A109];&quot;: var(--wf-&quot;;[.A109];&quot;);&quot;)" office:value-type="string" office:string-value="max-height: var(--wf-max-height);" calcext:value-type="string">
            <text:p>max-height: var(--wf-max-height);</text:p>
          </table:table-cell>
          <table:table-cell table:style-name="ce1" table:formula="of:=COM.MICROSOFT.CONCAT([.A109];&quot;: var(--wf-&quot;;[.A109];&quot;) !important;&quot;)" office:value-type="string" office:string-value="max-height: var(--wf-max-height) !important;" calcext:value-type="string">
            <text:p>max-height: var(--wf-max-height) !important;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ax-width</text:p>
          </table:table-cell>
          <table:table-cell table:style-name="ce1" table:formula="of:=COM.MICROSOFT.CONCAT(&quot;--wf-&quot;;[.A110];&quot;: revert;&quot;)" office:value-type="string" office:string-value="--wf-max-width: revert;" calcext:value-type="string">
            <text:p>--wf-max-width: revert;</text:p>
          </table:table-cell>
          <table:table-cell table:style-name="ce1" table:formula="of:=COM.MICROSOFT.CONCAT([.A110];&quot;: var(--wf-&quot;;[.A110];&quot;);&quot;)" office:value-type="string" office:string-value="max-width: var(--wf-max-width);" calcext:value-type="string">
            <text:p>max-width: var(--wf-max-width);</text:p>
          </table:table-cell>
          <table:table-cell table:style-name="ce1" table:formula="of:=COM.MICROSOFT.CONCAT([.A110];&quot;: var(--wf-&quot;;[.A110];&quot;) !important;&quot;)" office:value-type="string" office:string-value="max-width: var(--wf-max-width) !important;" calcext:value-type="string">
            <text:p>max-width: var(--wf-max-width) !important;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opacity</text:p>
          </table:table-cell>
          <table:table-cell table:style-name="ce1" table:formula="of:=COM.MICROSOFT.CONCAT(&quot;--wf-&quot;;[.A111];&quot;: revert;&quot;)" office:value-type="string" office:string-value="--wf-opacity: revert;" calcext:value-type="string">
            <text:p>--wf-opacity: revert;</text:p>
          </table:table-cell>
          <table:table-cell table:style-name="ce1" table:formula="of:=COM.MICROSOFT.CONCAT([.A111];&quot;: var(--wf-&quot;;[.A111];&quot;);&quot;)" office:value-type="string" office:string-value="opacity: var(--wf-opacity);" calcext:value-type="string">
            <text:p>opacity: var(--wf-opacity);</text:p>
          </table:table-cell>
          <table:table-cell table:style-name="ce1" table:formula="of:=COM.MICROSOFT.CONCAT([.A111];&quot;: var(--wf-&quot;;[.A111];&quot;) !important;&quot;)" office:value-type="string" office:string-value="opacity: var(--wf-opacity) !important;" calcext:value-type="string">
            <text:p>opacity: var(--wf-opacity) !important;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overflow-block</text:p>
          </table:table-cell>
          <table:table-cell table:style-name="ce1" table:formula="of:=COM.MICROSOFT.CONCAT(&quot;--wf-&quot;;[.A112];&quot;: revert;&quot;)" office:value-type="string" office:string-value="--wf-overflow-block: revert;" calcext:value-type="string">
            <text:p>--wf-overflow-block: revert;</text:p>
          </table:table-cell>
          <table:table-cell table:style-name="ce1" table:formula="of:=COM.MICROSOFT.CONCAT([.A112];&quot;: var(--wf-&quot;;[.A112];&quot;);&quot;)" office:value-type="string" office:string-value="overflow-block: var(--wf-overflow-block);" calcext:value-type="string">
            <text:p>overflow-block: var(--wf-overflow-block);</text:p>
          </table:table-cell>
          <table:table-cell table:style-name="ce1" table:formula="of:=COM.MICROSOFT.CONCAT([.A112];&quot;: var(--wf-&quot;;[.A112];&quot;) !important;&quot;)" office:value-type="string" office:string-value="overflow-block: var(--wf-overflow-block) !important;" calcext:value-type="string">
            <text:p>overflow-block: var(--wf-overflow-block) !important;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overflow-clip-margin</text:p>
          </table:table-cell>
          <table:table-cell table:style-name="ce1" table:formula="of:=COM.MICROSOFT.CONCAT(&quot;--wf-&quot;;[.A113];&quot;: revert;&quot;)" office:value-type="string" office:string-value="--wf-overflow-clip-margin: revert;" calcext:value-type="string">
            <text:p>--wf-overflow-clip-margin: revert;</text:p>
          </table:table-cell>
          <table:table-cell table:style-name="ce1" table:formula="of:=COM.MICROSOFT.CONCAT([.A113];&quot;: var(--wf-&quot;;[.A113];&quot;);&quot;)" office:value-type="string" office:string-value="overflow-clip-margin: var(--wf-overflow-clip-margin);" calcext:value-type="string">
            <text:p>overflow-clip-margin: var(--wf-overflow-clip-margin);</text:p>
          </table:table-cell>
          <table:table-cell table:style-name="ce1" table:formula="of:=COM.MICROSOFT.CONCAT([.A113];&quot;: var(--wf-&quot;;[.A113];&quot;) !important;&quot;)" office:value-type="string" office:string-value="overflow-clip-margin: var(--wf-overflow-clip-margin) !important;" calcext:value-type="string">
            <text:p>overflow-clip-margin: var(--wf-overflow-clip-margin) !important;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overflow-inline</text:p>
          </table:table-cell>
          <table:table-cell table:style-name="ce1" table:formula="of:=COM.MICROSOFT.CONCAT(&quot;--wf-&quot;;[.A114];&quot;: revert;&quot;)" office:value-type="string" office:string-value="--wf-overflow-inline: revert;" calcext:value-type="string">
            <text:p>--wf-overflow-inline: revert;</text:p>
          </table:table-cell>
          <table:table-cell table:style-name="ce1" table:formula="of:=COM.MICROSOFT.CONCAT([.A114];&quot;: var(--wf-&quot;;[.A114];&quot;);&quot;)" office:value-type="string" office:string-value="overflow-inline: var(--wf-overflow-inline);" calcext:value-type="string">
            <text:p>overflow-inline: var(--wf-overflow-inline);</text:p>
          </table:table-cell>
          <table:table-cell table:style-name="ce1" table:formula="of:=COM.MICROSOFT.CONCAT([.A114];&quot;: var(--wf-&quot;;[.A114];&quot;) !important;&quot;)" office:value-type="string" office:string-value="overflow-inline: var(--wf-overflow-inline) !important;" calcext:value-type="string">
            <text:p>overflow-inline: var(--wf-overflow-inline) !important;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overflow-wrap</text:p>
          </table:table-cell>
          <table:table-cell table:style-name="ce1" table:formula="of:=COM.MICROSOFT.CONCAT(&quot;--wf-&quot;;[.A115];&quot;: revert;&quot;)" office:value-type="string" office:string-value="--wf-overflow-wrap: revert;" calcext:value-type="string">
            <text:p>--wf-overflow-wrap: revert;</text:p>
          </table:table-cell>
          <table:table-cell table:style-name="ce1" table:formula="of:=COM.MICROSOFT.CONCAT([.A115];&quot;: var(--wf-&quot;;[.A115];&quot;);&quot;)" office:value-type="string" office:string-value="overflow-wrap: var(--wf-overflow-wrap);" calcext:value-type="string">
            <text:p>overflow-wrap: var(--wf-overflow-wrap);</text:p>
          </table:table-cell>
          <table:table-cell table:style-name="ce1" table:formula="of:=COM.MICROSOFT.CONCAT([.A115];&quot;: var(--wf-&quot;;[.A115];&quot;) !important;&quot;)" office:value-type="string" office:string-value="overflow-wrap: var(--wf-overflow-wrap) !important;" calcext:value-type="string">
            <text:p>overflow-wrap: var(--wf-overflow-wrap) !important;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overflow-x</text:p>
          </table:table-cell>
          <table:table-cell table:style-name="ce1" table:formula="of:=COM.MICROSOFT.CONCAT(&quot;--wf-&quot;;[.A116];&quot;: revert;&quot;)" office:value-type="string" office:string-value="--wf-overflow-x: revert;" calcext:value-type="string">
            <text:p>--wf-overflow-x: revert;</text:p>
          </table:table-cell>
          <table:table-cell table:style-name="ce1" table:formula="of:=COM.MICROSOFT.CONCAT([.A116];&quot;: var(--wf-&quot;;[.A116];&quot;);&quot;)" office:value-type="string" office:string-value="overflow-x: var(--wf-overflow-x);" calcext:value-type="string">
            <text:p>overflow-x: var(--wf-overflow-x);</text:p>
          </table:table-cell>
          <table:table-cell table:style-name="ce1" table:formula="of:=COM.MICROSOFT.CONCAT([.A116];&quot;: var(--wf-&quot;;[.A116];&quot;) !important;&quot;)" office:value-type="string" office:string-value="overflow-x: var(--wf-overflow-x) !important;" calcext:value-type="string">
            <text:p>overflow-x: var(--wf-overflow-x) !important;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overflow-y</text:p>
          </table:table-cell>
          <table:table-cell table:style-name="ce1" table:formula="of:=COM.MICROSOFT.CONCAT(&quot;--wf-&quot;;[.A117];&quot;: revert;&quot;)" office:value-type="string" office:string-value="--wf-overflow-y: revert;" calcext:value-type="string">
            <text:p>--wf-overflow-y: revert;</text:p>
          </table:table-cell>
          <table:table-cell table:style-name="ce1" table:formula="of:=COM.MICROSOFT.CONCAT([.A117];&quot;: var(--wf-&quot;;[.A117];&quot;);&quot;)" office:value-type="string" office:string-value="overflow-y: var(--wf-overflow-y);" calcext:value-type="string">
            <text:p>overflow-y: var(--wf-overflow-y);</text:p>
          </table:table-cell>
          <table:table-cell table:style-name="ce1" table:formula="of:=COM.MICROSOFT.CONCAT([.A117];&quot;: var(--wf-&quot;;[.A117];&quot;) !important;&quot;)" office:value-type="string" office:string-value="overflow-y: var(--wf-overflow-y) !important;" calcext:value-type="string">
            <text:p>overflow-y: var(--wf-overflow-y) !important;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padding-bottom</text:p>
          </table:table-cell>
          <table:table-cell table:style-name="ce1" table:formula="of:=COM.MICROSOFT.CONCAT(&quot;--wf-&quot;;[.A118];&quot;: revert;&quot;)" office:value-type="string" office:string-value="--wf-padding-bottom: revert;" calcext:value-type="string">
            <text:p>--wf-padding-bottom: revert;</text:p>
          </table:table-cell>
          <table:table-cell table:style-name="ce1" table:formula="of:=COM.MICROSOFT.CONCAT([.A118];&quot;: var(--wf-&quot;;[.A118];&quot;);&quot;)" office:value-type="string" office:string-value="padding-bottom: var(--wf-padding-bottom);" calcext:value-type="string">
            <text:p>padding-bottom: var(--wf-padding-bottom);</text:p>
          </table:table-cell>
          <table:table-cell table:style-name="ce1" table:formula="of:=COM.MICROSOFT.CONCAT([.A118];&quot;: var(--wf-&quot;;[.A118];&quot;) !important;&quot;)" office:value-type="string" office:string-value="padding-bottom: var(--wf-padding-bottom) !important;" calcext:value-type="string">
            <text:p>padding-bottom: var(--wf-padding-bottom) !important;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padding-left</text:p>
          </table:table-cell>
          <table:table-cell table:style-name="ce1" table:formula="of:=COM.MICROSOFT.CONCAT(&quot;--wf-&quot;;[.A119];&quot;: revert;&quot;)" office:value-type="string" office:string-value="--wf-padding-left: revert;" calcext:value-type="string">
            <text:p>--wf-padding-left: revert;</text:p>
          </table:table-cell>
          <table:table-cell table:style-name="ce1" table:formula="of:=COM.MICROSOFT.CONCAT([.A119];&quot;: var(--wf-&quot;;[.A119];&quot;);&quot;)" office:value-type="string" office:string-value="padding-left: var(--wf-padding-left);" calcext:value-type="string">
            <text:p>padding-left: var(--wf-padding-left);</text:p>
          </table:table-cell>
          <table:table-cell table:style-name="ce1" table:formula="of:=COM.MICROSOFT.CONCAT([.A119];&quot;: var(--wf-&quot;;[.A119];&quot;) !important;&quot;)" office:value-type="string" office:string-value="padding-left: var(--wf-padding-left) !important;" calcext:value-type="string">
            <text:p>padding-left: var(--wf-padding-left) !important;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padding-right</text:p>
          </table:table-cell>
          <table:table-cell table:style-name="ce1" table:formula="of:=COM.MICROSOFT.CONCAT(&quot;--wf-&quot;;[.A120];&quot;: revert;&quot;)" office:value-type="string" office:string-value="--wf-padding-right: revert;" calcext:value-type="string">
            <text:p>--wf-padding-right: revert;</text:p>
          </table:table-cell>
          <table:table-cell table:style-name="ce1" table:formula="of:=COM.MICROSOFT.CONCAT([.A120];&quot;: var(--wf-&quot;;[.A120];&quot;);&quot;)" office:value-type="string" office:string-value="padding-right: var(--wf-padding-right);" calcext:value-type="string">
            <text:p>padding-right: var(--wf-padding-right);</text:p>
          </table:table-cell>
          <table:table-cell table:style-name="ce1" table:formula="of:=COM.MICROSOFT.CONCAT([.A120];&quot;: var(--wf-&quot;;[.A120];&quot;) !important;&quot;)" office:value-type="string" office:string-value="padding-right: var(--wf-padding-right) !important;" calcext:value-type="string">
            <text:p>padding-right: var(--wf-padding-right) !important;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padding-top</text:p>
          </table:table-cell>
          <table:table-cell table:style-name="ce1" table:formula="of:=COM.MICROSOFT.CONCAT(&quot;--wf-&quot;;[.A121];&quot;: revert;&quot;)" office:value-type="string" office:string-value="--wf-padding-top: revert;" calcext:value-type="string">
            <text:p>--wf-padding-top: revert;</text:p>
          </table:table-cell>
          <table:table-cell table:style-name="ce1" table:formula="of:=COM.MICROSOFT.CONCAT([.A121];&quot;: var(--wf-&quot;;[.A121];&quot;);&quot;)" office:value-type="string" office:string-value="padding-top: var(--wf-padding-top);" calcext:value-type="string">
            <text:p>padding-top: var(--wf-padding-top);</text:p>
          </table:table-cell>
          <table:table-cell table:style-name="ce1" table:formula="of:=COM.MICROSOFT.CONCAT([.A121];&quot;: var(--wf-&quot;;[.A121];&quot;) !important;&quot;)" office:value-type="string" office:string-value="padding-top: var(--wf-padding-top) !important;" calcext:value-type="string">
            <text:p>padding-top: var(--wf-padding-top) !important;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position</text:p>
          </table:table-cell>
          <table:table-cell table:style-name="ce1" table:formula="of:=COM.MICROSOFT.CONCAT(&quot;--wf-&quot;;[.A122];&quot;: revert;&quot;)" office:value-type="string" office:string-value="--wf-position: revert;" calcext:value-type="string">
            <text:p>--wf-position: revert;</text:p>
          </table:table-cell>
          <table:table-cell table:style-name="ce1" table:formula="of:=COM.MICROSOFT.CONCAT([.A122];&quot;: var(--wf-&quot;;[.A122];&quot;);&quot;)" office:value-type="string" office:string-value="position: var(--wf-position);" calcext:value-type="string">
            <text:p>position: var(--wf-position);</text:p>
          </table:table-cell>
          <table:table-cell table:style-name="ce1" table:formula="of:=COM.MICROSOFT.CONCAT([.A122];&quot;: var(--wf-&quot;;[.A122];&quot;) !important;&quot;)" office:value-type="string" office:string-value="position: var(--wf-position) !important;" calcext:value-type="string">
            <text:p>position: var(--wf-position) !important;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tab-size</text:p>
          </table:table-cell>
          <table:table-cell table:style-name="ce1" table:formula="of:=COM.MICROSOFT.CONCAT(&quot;--wf-&quot;;[.A123];&quot;: revert;&quot;)" office:value-type="string" office:string-value="--wf-tab-size: revert;" calcext:value-type="string">
            <text:p>--wf-tab-size: revert;</text:p>
          </table:table-cell>
          <table:table-cell table:style-name="ce1" table:formula="of:=COM.MICROSOFT.CONCAT([.A123];&quot;: var(--wf-&quot;;[.A123];&quot;);&quot;)" office:value-type="string" office:string-value="tab-size: var(--wf-tab-size);" calcext:value-type="string">
            <text:p>tab-size: var(--wf-tab-size);</text:p>
          </table:table-cell>
          <table:table-cell table:style-name="ce1" table:formula="of:=COM.MICROSOFT.CONCAT([.A123];&quot;: var(--wf-&quot;;[.A123];&quot;) !important;&quot;)" office:value-type="string" office:string-value="tab-size: var(--wf-tab-size) !important;" calcext:value-type="string">
            <text:p>tab-size: var(--wf-tab-size) !important;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text-align</text:p>
          </table:table-cell>
          <table:table-cell table:style-name="ce1" table:formula="of:=COM.MICROSOFT.CONCAT(&quot;--wf-&quot;;[.A124];&quot;: revert;&quot;)" office:value-type="string" office:string-value="--wf-text-align: revert;" calcext:value-type="string">
            <text:p>--wf-text-align: revert;</text:p>
          </table:table-cell>
          <table:table-cell table:style-name="ce1" table:formula="of:=COM.MICROSOFT.CONCAT([.A124];&quot;: var(--wf-&quot;;[.A124];&quot;);&quot;)" office:value-type="string" office:string-value="text-align: var(--wf-text-align);" calcext:value-type="string">
            <text:p>text-align: var(--wf-text-align);</text:p>
          </table:table-cell>
          <table:table-cell table:style-name="ce1" table:formula="of:=COM.MICROSOFT.CONCAT([.A124];&quot;: var(--wf-&quot;;[.A124];&quot;) !important;&quot;)" office:value-type="string" office:string-value="text-align: var(--wf-text-align) !important;" calcext:value-type="string">
            <text:p>text-align: var(--wf-text-align) !important;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text-box-edge</text:p>
          </table:table-cell>
          <table:table-cell table:style-name="ce1" table:formula="of:=COM.MICROSOFT.CONCAT(&quot;--wf-&quot;;[.A125];&quot;: revert;&quot;)" office:value-type="string" office:string-value="--wf-text-box-edge: revert;" calcext:value-type="string">
            <text:p>--wf-text-box-edge: revert;</text:p>
          </table:table-cell>
          <table:table-cell table:style-name="ce1" table:formula="of:=COM.MICROSOFT.CONCAT([.A125];&quot;: var(--wf-&quot;;[.A125];&quot;);&quot;)" office:value-type="string" office:string-value="text-box-edge: var(--wf-text-box-edge);" calcext:value-type="string">
            <text:p>text-box-edge: var(--wf-text-box-edge);</text:p>
          </table:table-cell>
          <table:table-cell table:style-name="ce1" table:formula="of:=COM.MICROSOFT.CONCAT([.A125];&quot;: var(--wf-&quot;;[.A125];&quot;) !important;&quot;)" office:value-type="string" office:string-value="text-box-edge: var(--wf-text-box-edge) !important;" calcext:value-type="string">
            <text:p>text-box-edge: var(--wf-text-box-edge) !important;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text-box-trim</text:p>
          </table:table-cell>
          <table:table-cell table:style-name="ce1" table:formula="of:=COM.MICROSOFT.CONCAT(&quot;--wf-&quot;;[.A126];&quot;: revert;&quot;)" office:value-type="string" office:string-value="--wf-text-box-trim: revert;" calcext:value-type="string">
            <text:p>--wf-text-box-trim: revert;</text:p>
          </table:table-cell>
          <table:table-cell table:style-name="ce1" table:formula="of:=COM.MICROSOFT.CONCAT([.A126];&quot;: var(--wf-&quot;;[.A126];&quot;);&quot;)" office:value-type="string" office:string-value="text-box-trim: var(--wf-text-box-trim);" calcext:value-type="string">
            <text:p>text-box-trim: var(--wf-text-box-trim);</text:p>
          </table:table-cell>
          <table:table-cell table:style-name="ce1" table:formula="of:=COM.MICROSOFT.CONCAT([.A126];&quot;: var(--wf-&quot;;[.A126];&quot;) !important;&quot;)" office:value-type="string" office:string-value="text-box-trim: var(--wf-text-box-trim) !important;" calcext:value-type="string">
            <text:p>text-box-trim: var(--wf-text-box-trim) !important;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text-decoration-color</text:p>
          </table:table-cell>
          <table:table-cell table:style-name="ce1" table:formula="of:=COM.MICROSOFT.CONCAT(&quot;--wf-&quot;;[.A127];&quot;: revert;&quot;)" office:value-type="string" office:string-value="--wf-text-decoration-color: revert;" calcext:value-type="string">
            <text:p>--wf-text-decoration-color: revert;</text:p>
          </table:table-cell>
          <table:table-cell table:style-name="ce1" table:formula="of:=COM.MICROSOFT.CONCAT([.A127];&quot;: var(--wf-&quot;;[.A127];&quot;);&quot;)" office:value-type="string" office:string-value="text-decoration-color: var(--wf-text-decoration-color);" calcext:value-type="string">
            <text:p>text-decoration-color: var(--wf-text-decoration-color);</text:p>
          </table:table-cell>
          <table:table-cell table:style-name="ce1" table:formula="of:=COM.MICROSOFT.CONCAT([.A127];&quot;: var(--wf-&quot;;[.A127];&quot;) !important;&quot;)" office:value-type="string" office:string-value="text-decoration-color: var(--wf-text-decoration-color) !important;" calcext:value-type="string">
            <text:p>text-decoration-color: var(--wf-text-decoration-color) !important;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text-decoration-line</text:p>
          </table:table-cell>
          <table:table-cell table:style-name="ce1" table:formula="of:=COM.MICROSOFT.CONCAT(&quot;--wf-&quot;;[.A128];&quot;: revert;&quot;)" office:value-type="string" office:string-value="--wf-text-decoration-line: revert;" calcext:value-type="string">
            <text:p>--wf-text-decoration-line: revert;</text:p>
          </table:table-cell>
          <table:table-cell table:style-name="ce1" table:formula="of:=COM.MICROSOFT.CONCAT([.A128];&quot;: var(--wf-&quot;;[.A128];&quot;);&quot;)" office:value-type="string" office:string-value="text-decoration-line: var(--wf-text-decoration-line);" calcext:value-type="string">
            <text:p>text-decoration-line: var(--wf-text-decoration-line);</text:p>
          </table:table-cell>
          <table:table-cell table:style-name="ce1" table:formula="of:=COM.MICROSOFT.CONCAT([.A128];&quot;: var(--wf-&quot;;[.A128];&quot;) !important;&quot;)" office:value-type="string" office:string-value="text-decoration-line: var(--wf-text-decoration-line) !important;" calcext:value-type="string">
            <text:p>text-decoration-line: var(--wf-text-decoration-line) !important;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text-decoration-skip</text:p>
          </table:table-cell>
          <table:table-cell table:style-name="ce1" table:formula="of:=COM.MICROSOFT.CONCAT(&quot;--wf-&quot;;[.A129];&quot;: revert;&quot;)" office:value-type="string" office:string-value="--wf-text-decoration-skip: revert;" calcext:value-type="string">
            <text:p>--wf-text-decoration-skip: revert;</text:p>
          </table:table-cell>
          <table:table-cell table:style-name="ce1" table:formula="of:=COM.MICROSOFT.CONCAT([.A129];&quot;: var(--wf-&quot;;[.A129];&quot;);&quot;)" office:value-type="string" office:string-value="text-decoration-skip: var(--wf-text-decoration-skip);" calcext:value-type="string">
            <text:p>text-decoration-skip: var(--wf-text-decoration-skip);</text:p>
          </table:table-cell>
          <table:table-cell table:style-name="ce1" table:formula="of:=COM.MICROSOFT.CONCAT([.A129];&quot;: var(--wf-&quot;;[.A129];&quot;) !important;&quot;)" office:value-type="string" office:string-value="text-decoration-skip: var(--wf-text-decoration-skip) !important;" calcext:value-type="string">
            <text:p>text-decoration-skip: var(--wf-text-decoration-skip) !important;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text-decoration-skip-ink</text:p>
          </table:table-cell>
          <table:table-cell table:style-name="ce1" table:formula="of:=COM.MICROSOFT.CONCAT(&quot;--wf-&quot;;[.A130];&quot;: revert;&quot;)" office:value-type="string" office:string-value="--wf-text-decoration-skip-ink: revert;" calcext:value-type="string">
            <text:p>--wf-text-decoration-skip-ink: revert;</text:p>
          </table:table-cell>
          <table:table-cell table:style-name="ce1" table:formula="of:=COM.MICROSOFT.CONCAT([.A130];&quot;: var(--wf-&quot;;[.A130];&quot;);&quot;)" office:value-type="string" office:string-value="text-decoration-skip-ink: var(--wf-text-decoration-skip-ink);" calcext:value-type="string">
            <text:p>text-decoration-skip-ink: var(--wf-text-decoration-skip-ink);</text:p>
          </table:table-cell>
          <table:table-cell table:style-name="ce1" table:formula="of:=COM.MICROSOFT.CONCAT([.A130];&quot;: var(--wf-&quot;;[.A130];&quot;) !important;&quot;)" office:value-type="string" office:string-value="text-decoration-skip-ink: var(--wf-text-decoration-skip-ink) !important;" calcext:value-type="string">
            <text:p>text-decoration-skip-ink: var(--wf-text-decoration-skip-ink) !important;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text-decoration-style</text:p>
          </table:table-cell>
          <table:table-cell table:style-name="ce1" table:formula="of:=COM.MICROSOFT.CONCAT(&quot;--wf-&quot;;[.A131];&quot;: revert;&quot;)" office:value-type="string" office:string-value="--wf-text-decoration-style: revert;" calcext:value-type="string">
            <text:p>--wf-text-decoration-style: revert;</text:p>
          </table:table-cell>
          <table:table-cell table:style-name="ce1" table:formula="of:=COM.MICROSOFT.CONCAT([.A131];&quot;: var(--wf-&quot;;[.A131];&quot;);&quot;)" office:value-type="string" office:string-value="text-decoration-style: var(--wf-text-decoration-style);" calcext:value-type="string">
            <text:p>text-decoration-style: var(--wf-text-decoration-style);</text:p>
          </table:table-cell>
          <table:table-cell table:style-name="ce1" table:formula="of:=COM.MICROSOFT.CONCAT([.A131];&quot;: var(--wf-&quot;;[.A131];&quot;) !important;&quot;)" office:value-type="string" office:string-value="text-decoration-style: var(--wf-text-decoration-style) !important;" calcext:value-type="string">
            <text:p>text-decoration-style: var(--wf-text-decoration-style) !important;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text-decoration-thickness</text:p>
          </table:table-cell>
          <table:table-cell table:style-name="ce1" table:formula="of:=COM.MICROSOFT.CONCAT(&quot;--wf-&quot;;[.A132];&quot;: revert;&quot;)" office:value-type="string" office:string-value="--wf-text-decoration-thickness: revert;" calcext:value-type="string">
            <text:p>--wf-text-decoration-thickness: revert;</text:p>
          </table:table-cell>
          <table:table-cell table:style-name="ce1" table:formula="of:=COM.MICROSOFT.CONCAT([.A132];&quot;: var(--wf-&quot;;[.A132];&quot;);&quot;)" office:value-type="string" office:string-value="text-decoration-thickness: var(--wf-text-decoration-thickness);" calcext:value-type="string">
            <text:p>text-decoration-thickness: var(--wf-text-decoration-thickness);</text:p>
          </table:table-cell>
          <table:table-cell table:style-name="ce1" table:formula="of:=COM.MICROSOFT.CONCAT([.A132];&quot;: var(--wf-&quot;;[.A132];&quot;) !important;&quot;)" office:value-type="string" office:string-value="text-decoration-thickness: var(--wf-text-decoration-thickness) !important;" calcext:value-type="string">
            <text:p>text-decoration-thickness: var(--wf-text-decoration-thickness) !important;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text-rendering</text:p>
          </table:table-cell>
          <table:table-cell table:style-name="ce1" table:formula="of:=COM.MICROSOFT.CONCAT(&quot;--wf-&quot;;[.A133];&quot;: revert;&quot;)" office:value-type="string" office:string-value="--wf-text-rendering: revert;" calcext:value-type="string">
            <text:p>--wf-text-rendering: revert;</text:p>
          </table:table-cell>
          <table:table-cell table:style-name="ce1" table:formula="of:=COM.MICROSOFT.CONCAT([.A133];&quot;: var(--wf-&quot;;[.A133];&quot;);&quot;)" office:value-type="string" office:string-value="text-rendering: var(--wf-text-rendering);" calcext:value-type="string">
            <text:p>text-rendering: var(--wf-text-rendering);</text:p>
          </table:table-cell>
          <table:table-cell table:style-name="ce1" table:formula="of:=COM.MICROSOFT.CONCAT([.A133];&quot;: var(--wf-&quot;;[.A133];&quot;) !important;&quot;)" office:value-type="string" office:string-value="text-rendering: var(--wf-text-rendering) !important;" calcext:value-type="string">
            <text:p>text-rendering: var(--wf-text-rendering) !important;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text-size-adjust</text:p>
          </table:table-cell>
          <table:table-cell table:style-name="ce1" table:formula="of:=COM.MICROSOFT.CONCAT(&quot;--wf-&quot;;[.A134];&quot;: revert;&quot;)" office:value-type="string" office:string-value="--wf-text-size-adjust: revert;" calcext:value-type="string">
            <text:p>--wf-text-size-adjust: revert;</text:p>
          </table:table-cell>
          <table:table-cell table:style-name="ce1" table:formula="of:=COM.MICROSOFT.CONCAT([.A134];&quot;: var(--wf-&quot;;[.A134];&quot;);&quot;)" office:value-type="string" office:string-value="text-size-adjust: var(--wf-text-size-adjust);" calcext:value-type="string">
            <text:p>text-size-adjust: var(--wf-text-size-adjust);</text:p>
          </table:table-cell>
          <table:table-cell table:style-name="ce1" table:formula="of:=COM.MICROSOFT.CONCAT([.A134];&quot;: var(--wf-&quot;;[.A134];&quot;) !important;&quot;)" office:value-type="string" office:string-value="text-size-adjust: var(--wf-text-size-adjust) !important;" calcext:value-type="string">
            <text:p>text-size-adjust: var(--wf-text-size-adjust) !important;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text-underline-offset</text:p>
          </table:table-cell>
          <table:table-cell table:style-name="ce1" table:formula="of:=COM.MICROSOFT.CONCAT(&quot;--wf-&quot;;[.A135];&quot;: revert;&quot;)" office:value-type="string" office:string-value="--wf-text-underline-offset: revert;" calcext:value-type="string">
            <text:p>--wf-text-underline-offset: revert;</text:p>
          </table:table-cell>
          <table:table-cell table:style-name="ce1" table:formula="of:=COM.MICROSOFT.CONCAT([.A135];&quot;: var(--wf-&quot;;[.A135];&quot;);&quot;)" office:value-type="string" office:string-value="text-underline-offset: var(--wf-text-underline-offset);" calcext:value-type="string">
            <text:p>text-underline-offset: var(--wf-text-underline-offset);</text:p>
          </table:table-cell>
          <table:table-cell table:style-name="ce1" table:formula="of:=COM.MICROSOFT.CONCAT([.A135];&quot;: var(--wf-&quot;;[.A135];&quot;) !important;&quot;)" office:value-type="string" office:string-value="text-underline-offset: var(--wf-text-underline-offset) !important;" calcext:value-type="string">
            <text:p>text-underline-offset: var(--wf-text-underline-offset) !important;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text-underline-position</text:p>
          </table:table-cell>
          <table:table-cell table:style-name="ce1" table:formula="of:=COM.MICROSOFT.CONCAT(&quot;--wf-&quot;;[.A136];&quot;: revert;&quot;)" office:value-type="string" office:string-value="--wf-text-underline-position: revert;" calcext:value-type="string">
            <text:p>--wf-text-underline-position: revert;</text:p>
          </table:table-cell>
          <table:table-cell table:style-name="ce1" table:formula="of:=COM.MICROSOFT.CONCAT([.A136];&quot;: var(--wf-&quot;;[.A136];&quot;);&quot;)" office:value-type="string" office:string-value="text-underline-position: var(--wf-text-underline-position);" calcext:value-type="string">
            <text:p>text-underline-position: var(--wf-text-underline-position);</text:p>
          </table:table-cell>
          <table:table-cell table:style-name="ce1" table:formula="of:=COM.MICROSOFT.CONCAT([.A136];&quot;: var(--wf-&quot;;[.A136];&quot;) !important;&quot;)" office:value-type="string" office:string-value="text-underline-position: var(--wf-text-underline-position) !important;" calcext:value-type="string">
            <text:p>text-underline-position: var(--wf-text-underline-position) !important;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text-wrap-mode</text:p>
          </table:table-cell>
          <table:table-cell table:style-name="ce1" table:formula="of:=COM.MICROSOFT.CONCAT(&quot;--wf-&quot;;[.A137];&quot;: revert;&quot;)" office:value-type="string" office:string-value="--wf-text-wrap-mode: revert;" calcext:value-type="string">
            <text:p>--wf-text-wrap-mode: revert;</text:p>
          </table:table-cell>
          <table:table-cell table:style-name="ce1" table:formula="of:=COM.MICROSOFT.CONCAT([.A137];&quot;: var(--wf-&quot;;[.A137];&quot;);&quot;)" office:value-type="string" office:string-value="text-wrap-mode: var(--wf-text-wrap-mode);" calcext:value-type="string">
            <text:p>text-wrap-mode: var(--wf-text-wrap-mode);</text:p>
          </table:table-cell>
          <table:table-cell table:style-name="ce1" table:formula="of:=COM.MICROSOFT.CONCAT([.A137];&quot;: var(--wf-&quot;;[.A137];&quot;) !important;&quot;)" office:value-type="string" office:string-value="text-wrap-mode: var(--wf-text-wrap-mode) !important;" calcext:value-type="string">
            <text:p>text-wrap-mode: var(--wf-text-wrap-mode) !important;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text-wrap-style</text:p>
          </table:table-cell>
          <table:table-cell table:style-name="ce1" table:formula="of:=COM.MICROSOFT.CONCAT(&quot;--wf-&quot;;[.A138];&quot;: revert;&quot;)" office:value-type="string" office:string-value="--wf-text-wrap-style: revert;" calcext:value-type="string">
            <text:p>--wf-text-wrap-style: revert;</text:p>
          </table:table-cell>
          <table:table-cell table:style-name="ce1" table:formula="of:=COM.MICROSOFT.CONCAT([.A138];&quot;: var(--wf-&quot;;[.A138];&quot;);&quot;)" office:value-type="string" office:string-value="text-wrap-style: var(--wf-text-wrap-style);" calcext:value-type="string">
            <text:p>text-wrap-style: var(--wf-text-wrap-style);</text:p>
          </table:table-cell>
          <table:table-cell table:style-name="ce1" table:formula="of:=COM.MICROSOFT.CONCAT([.A138];&quot;: var(--wf-&quot;;[.A138];&quot;) !important;&quot;)" office:value-type="string" office:string-value="text-wrap-style: var(--wf-text-wrap-style) !important;" calcext:value-type="string">
            <text:p>text-wrap-style: var(--wf-text-wrap-style) !important;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top</text:p>
          </table:table-cell>
          <table:table-cell table:style-name="ce1" table:formula="of:=COM.MICROSOFT.CONCAT(&quot;--wf-&quot;;[.A139];&quot;: revert;&quot;)" office:value-type="string" office:string-value="--wf-top: revert;" calcext:value-type="string">
            <text:p>--wf-top: revert;</text:p>
          </table:table-cell>
          <table:table-cell table:style-name="ce1" table:formula="of:=COM.MICROSOFT.CONCAT([.A139];&quot;: var(--wf-&quot;;[.A139];&quot;);&quot;)" office:value-type="string" office:string-value="top: var(--wf-top);" calcext:value-type="string">
            <text:p>top: var(--wf-top);</text:p>
          </table:table-cell>
          <table:table-cell table:style-name="ce1" table:formula="of:=COM.MICROSOFT.CONCAT([.A139];&quot;: var(--wf-&quot;;[.A139];&quot;) !important;&quot;)" office:value-type="string" office:string-value="top: var(--wf-top) !important;" calcext:value-type="string">
            <text:p>top: var(--wf-top) !important;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transform</text:p>
          </table:table-cell>
          <table:table-cell table:style-name="ce1" table:formula="of:=COM.MICROSOFT.CONCAT(&quot;--wf-&quot;;[.A140];&quot;: revert;&quot;)" office:value-type="string" office:string-value="--wf-transform: revert;" calcext:value-type="string">
            <text:p>--wf-transform: revert;</text:p>
          </table:table-cell>
          <table:table-cell table:style-name="ce1" table:formula="of:=COM.MICROSOFT.CONCAT([.A140];&quot;: var(--wf-&quot;;[.A140];&quot;);&quot;)" office:value-type="string" office:string-value="transform: var(--wf-transform);" calcext:value-type="string">
            <text:p>transform: var(--wf-transform);</text:p>
          </table:table-cell>
          <table:table-cell table:style-name="ce1" table:formula="of:=COM.MICROSOFT.CONCAT([.A140];&quot;: var(--wf-&quot;;[.A140];&quot;) !important;&quot;)" office:value-type="string" office:string-value="transform: var(--wf-transform) !important;" calcext:value-type="string">
            <text:p>transform: var(--wf-transform) !important;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transition-behavior</text:p>
          </table:table-cell>
          <table:table-cell table:style-name="ce1" table:formula="of:=COM.MICROSOFT.CONCAT(&quot;--wf-&quot;;[.A141];&quot;: revert;&quot;)" office:value-type="string" office:string-value="--wf-transition-behavior: revert;" calcext:value-type="string">
            <text:p>--wf-transition-behavior: revert;</text:p>
          </table:table-cell>
          <table:table-cell table:style-name="ce1" table:formula="of:=COM.MICROSOFT.CONCAT([.A141];&quot;: var(--wf-&quot;;[.A141];&quot;);&quot;)" office:value-type="string" office:string-value="transition-behavior: var(--wf-transition-behavior);" calcext:value-type="string">
            <text:p>transition-behavior: var(--wf-transition-behavior);</text:p>
          </table:table-cell>
          <table:table-cell table:style-name="ce1" table:formula="of:=COM.MICROSOFT.CONCAT([.A141];&quot;: var(--wf-&quot;;[.A141];&quot;) !important;&quot;)" office:value-type="string" office:string-value="transition-behavior: var(--wf-transition-behavior) !important;" calcext:value-type="string">
            <text:p>transition-behavior: var(--wf-transition-behavior) !important;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transition-delay</text:p>
          </table:table-cell>
          <table:table-cell table:style-name="ce1" table:formula="of:=COM.MICROSOFT.CONCAT(&quot;--wf-&quot;;[.A142];&quot;: revert;&quot;)" office:value-type="string" office:string-value="--wf-transition-delay: revert;" calcext:value-type="string">
            <text:p>--wf-transition-delay: revert;</text:p>
          </table:table-cell>
          <table:table-cell table:style-name="ce1" table:formula="of:=COM.MICROSOFT.CONCAT([.A142];&quot;: var(--wf-&quot;;[.A142];&quot;);&quot;)" office:value-type="string" office:string-value="transition-delay: var(--wf-transition-delay);" calcext:value-type="string">
            <text:p>transition-delay: var(--wf-transition-delay);</text:p>
          </table:table-cell>
          <table:table-cell table:style-name="ce1" table:formula="of:=COM.MICROSOFT.CONCAT([.A142];&quot;: var(--wf-&quot;;[.A142];&quot;) !important;&quot;)" office:value-type="string" office:string-value="transition-delay: var(--wf-transition-delay) !important;" calcext:value-type="string">
            <text:p>transition-delay: var(--wf-transition-delay) !important;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transition-duration</text:p>
          </table:table-cell>
          <table:table-cell table:style-name="ce1" table:formula="of:=COM.MICROSOFT.CONCAT(&quot;--wf-&quot;;[.A143];&quot;: revert;&quot;)" office:value-type="string" office:string-value="--wf-transition-duration: revert;" calcext:value-type="string">
            <text:p>--wf-transition-duration: revert;</text:p>
          </table:table-cell>
          <table:table-cell table:style-name="ce1" table:formula="of:=COM.MICROSOFT.CONCAT([.A143];&quot;: var(--wf-&quot;;[.A143];&quot;);&quot;)" office:value-type="string" office:string-value="transition-duration: var(--wf-transition-duration);" calcext:value-type="string">
            <text:p>transition-duration: var(--wf-transition-duration);</text:p>
          </table:table-cell>
          <table:table-cell table:style-name="ce1" table:formula="of:=COM.MICROSOFT.CONCAT([.A143];&quot;: var(--wf-&quot;;[.A143];&quot;) !important;&quot;)" office:value-type="string" office:string-value="transition-duration: var(--wf-transition-duration) !important;" calcext:value-type="string">
            <text:p>transition-duration: var(--wf-transition-duration) !important;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transition-property</text:p>
          </table:table-cell>
          <table:table-cell table:style-name="ce1" table:formula="of:=COM.MICROSOFT.CONCAT(&quot;--wf-&quot;;[.A144];&quot;: revert;&quot;)" office:value-type="string" office:string-value="--wf-transition-property: revert;" calcext:value-type="string">
            <text:p>--wf-transition-property: revert;</text:p>
          </table:table-cell>
          <table:table-cell table:style-name="ce1" table:formula="of:=COM.MICROSOFT.CONCAT([.A144];&quot;: var(--wf-&quot;;[.A144];&quot;);&quot;)" office:value-type="string" office:string-value="transition-property: var(--wf-transition-property);" calcext:value-type="string">
            <text:p>transition-property: var(--wf-transition-property);</text:p>
          </table:table-cell>
          <table:table-cell table:style-name="ce1" table:formula="of:=COM.MICROSOFT.CONCAT([.A144];&quot;: var(--wf-&quot;;[.A144];&quot;) !important;&quot;)" office:value-type="string" office:string-value="transition-property: var(--wf-transition-property) !important;" calcext:value-type="string">
            <text:p>transition-property: var(--wf-transition-property) !important;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transition-timing-function</text:p>
          </table:table-cell>
          <table:table-cell table:style-name="ce1" table:formula="of:=COM.MICROSOFT.CONCAT(&quot;--wf-&quot;;[.A145];&quot;: revert;&quot;)" office:value-type="string" office:string-value="--wf-transition-timing-function: revert;" calcext:value-type="string">
            <text:p>--wf-transition-timing-function: revert;</text:p>
          </table:table-cell>
          <table:table-cell table:style-name="ce1" table:formula="of:=COM.MICROSOFT.CONCAT([.A145];&quot;: var(--wf-&quot;;[.A145];&quot;);&quot;)" office:value-type="string" office:string-value="transition-timing-function: var(--wf-transition-timing-function);" calcext:value-type="string">
            <text:p>transition-timing-function: var(--wf-transition-timing-function);</text:p>
          </table:table-cell>
          <table:table-cell table:style-name="ce1" table:formula="of:=COM.MICROSOFT.CONCAT([.A145];&quot;: var(--wf-&quot;;[.A145];&quot;) !important;&quot;)" office:value-type="string" office:string-value="transition-timing-function: var(--wf-transition-timing-function) !important;" calcext:value-type="string">
            <text:p>transition-timing-function: var(--wf-transition-timing-function) !important;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user-select</text:p>
          </table:table-cell>
          <table:table-cell table:style-name="ce1" table:formula="of:=COM.MICROSOFT.CONCAT(&quot;--wf-&quot;;[.A146];&quot;: revert;&quot;)" office:value-type="string" office:string-value="--wf-user-select: revert;" calcext:value-type="string">
            <text:p>--wf-user-select: revert;</text:p>
          </table:table-cell>
          <table:table-cell table:style-name="ce1" table:formula="of:=COM.MICROSOFT.CONCAT([.A146];&quot;: var(--wf-&quot;;[.A146];&quot;);&quot;)" office:value-type="string" office:string-value="user-select: var(--wf-user-select);" calcext:value-type="string">
            <text:p>user-select: var(--wf-user-select);</text:p>
          </table:table-cell>
          <table:table-cell table:style-name="ce1" table:formula="of:=COM.MICROSOFT.CONCAT([.A146];&quot;: var(--wf-&quot;;[.A146];&quot;) !important;&quot;)" office:value-type="string" office:string-value="user-select: var(--wf-user-select) !important;" calcext:value-type="string">
            <text:p>user-select: var(--wf-user-select) !important;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vertical-align</text:p>
          </table:table-cell>
          <table:table-cell table:style-name="ce1" table:formula="of:=COM.MICROSOFT.CONCAT(&quot;--wf-&quot;;[.A147];&quot;: revert;&quot;)" office:value-type="string" office:string-value="--wf-vertical-align: revert;" calcext:value-type="string">
            <text:p>--wf-vertical-align: revert;</text:p>
          </table:table-cell>
          <table:table-cell table:style-name="ce1" table:formula="of:=COM.MICROSOFT.CONCAT([.A147];&quot;: var(--wf-&quot;;[.A147];&quot;);&quot;)" office:value-type="string" office:string-value="vertical-align: var(--wf-vertical-align);" calcext:value-type="string">
            <text:p>vertical-align: var(--wf-vertical-align);</text:p>
          </table:table-cell>
          <table:table-cell table:style-name="ce1" table:formula="of:=COM.MICROSOFT.CONCAT([.A147];&quot;: var(--wf-&quot;;[.A147];&quot;) !important;&quot;)" office:value-type="string" office:string-value="vertical-align: var(--wf-vertical-align) !important;" calcext:value-type="string">
            <text:p>vertical-align: var(--wf-vertical-align) !important;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visibility</text:p>
          </table:table-cell>
          <table:table-cell table:style-name="ce1" table:formula="of:=COM.MICROSOFT.CONCAT(&quot;--wf-&quot;;[.A148];&quot;: revert;&quot;)" office:value-type="string" office:string-value="--wf-visibility: revert;" calcext:value-type="string">
            <text:p>--wf-visibility: revert;</text:p>
          </table:table-cell>
          <table:table-cell table:style-name="ce1" table:formula="of:=COM.MICROSOFT.CONCAT([.A148];&quot;: var(--wf-&quot;;[.A148];&quot;);&quot;)" office:value-type="string" office:string-value="visibility: var(--wf-visibility);" calcext:value-type="string">
            <text:p>visibility: var(--wf-visibility);</text:p>
          </table:table-cell>
          <table:table-cell table:style-name="ce1" table:formula="of:=COM.MICROSOFT.CONCAT([.A148];&quot;: var(--wf-&quot;;[.A148];&quot;) !important;&quot;)" office:value-type="string" office:string-value="visibility: var(--wf-visibility) !important;" calcext:value-type="string">
            <text:p>visibility: var(--wf-visibility) !important;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white-space-collapse</text:p>
          </table:table-cell>
          <table:table-cell table:style-name="ce1" table:formula="of:=COM.MICROSOFT.CONCAT(&quot;--wf-&quot;;[.A149];&quot;: revert;&quot;)" office:value-type="string" office:string-value="--wf-white-space-collapse: revert;" calcext:value-type="string">
            <text:p>--wf-white-space-collapse: revert;</text:p>
          </table:table-cell>
          <table:table-cell table:style-name="ce1" table:formula="of:=COM.MICROSOFT.CONCAT([.A149];&quot;: var(--wf-&quot;;[.A149];&quot;);&quot;)" office:value-type="string" office:string-value="white-space-collapse: var(--wf-white-space-collapse);" calcext:value-type="string">
            <text:p>white-space-collapse: var(--wf-white-space-collapse);</text:p>
          </table:table-cell>
          <table:table-cell table:style-name="ce1" table:formula="of:=COM.MICROSOFT.CONCAT([.A149];&quot;: var(--wf-&quot;;[.A149];&quot;) !important;&quot;)" office:value-type="string" office:string-value="white-space-collapse: var(--wf-white-space-collapse) !important;" calcext:value-type="string">
            <text:p>white-space-collapse: var(--wf-white-space-collapse) !important;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width</text:p>
          </table:table-cell>
          <table:table-cell table:style-name="ce1" table:formula="of:=COM.MICROSOFT.CONCAT(&quot;--wf-&quot;;[.A150];&quot;: revert;&quot;)" office:value-type="string" office:string-value="--wf-width: revert;" calcext:value-type="string">
            <text:p>--wf-width: revert;</text:p>
          </table:table-cell>
          <table:table-cell table:style-name="ce1" table:formula="of:=COM.MICROSOFT.CONCAT([.A150];&quot;: var(--wf-&quot;;[.A150];&quot;);&quot;)" office:value-type="string" office:string-value="width: var(--wf-width);" calcext:value-type="string">
            <text:p>width: var(--wf-width);</text:p>
          </table:table-cell>
          <table:table-cell table:style-name="ce1" table:formula="of:=COM.MICROSOFT.CONCAT([.A150];&quot;: var(--wf-&quot;;[.A150];&quot;) !important;&quot;)" office:value-type="string" office:string-value="width: var(--wf-width) !important;" calcext:value-type="string">
            <text:p>width: var(--wf-width) !important;</text:p>
          </table:table-cell>
          <table:table-cell table:style-name="Default"/>
          <table:table-cell/>
        </table:table-row>
        <table:table-row table:style-name="ro1" table:number-rows-repeated="33">
          <table:table-cell/>
          <table:table-cell table:style-name="ce1" table:number-columns-repeated="3"/>
          <table:table-cell table:style-name="Default"/>
          <table:table-cell/>
        </table:table-row>
        <table:table-row table:style-name="ro1" table:number-rows-repeated="20">
          <table:table-cell/>
          <table:table-cell table:style-name="ce1" table:number-columns-repeated="2"/>
          <table:table-cell/>
          <table:table-cell table:style-name="Default"/>
          <table:table-cell/>
        </table:table-row>
        <table:table-row table:style-name="ro1" table:number-rows-repeated="120">
          <table:table-cell table:number-columns-repeated="4"/>
          <table:table-cell table:style-name="Default"/>
          <table:table-cell/>
        </table:table-row>
        <table:table-row table:style-name="ro1" table:number-rows-repeated="8">
          <table:table-cell table:number-columns-repeated="4"/>
          <table:table-cell table:style-name="ce1"/>
          <table:table-cell/>
        </table:table-row>
        <table:table-row table:style-name="ro1" table:number-rows-repeated="104824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Sheet1.A1:Sheet1.A1048576" table:contains-header="false">
          <table:sort>
            <table:sort-by table:field-number="0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11T19:32:58.881028000</meta:creation-date>
    <dc:date>2025-04-14T11:54:35.426650000</dc:date>
    <meta:editing-duration>P1DT23H58M59S</meta:editing-duration>
    <meta:editing-cycles>2</meta:editing-cycles>
    <meta:generator>LibreOffice/25.2.2.2$MacOSX_AARCH64 LibreOffice_project/7370d4be9e3cf6031a51beef54ff3bda878e3fac</meta:generator>
    <meta:document-statistic meta:table-count="1" meta:cell-count="600" meta:object-count="0"/>
  </office:meta>
</office:document-meta>
</file>